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5F0000000704530F9A.png"/>
  <manifest:file-entry manifest:media-type="image/png" manifest:full-path="Pictures/100002010000005000000071E10537E0.png"/>
  <manifest:file-entry manifest:media-type="image/png" manifest:full-path="Pictures/1000020000000012000000161271694E.png"/>
  <manifest:file-entry manifest:media-type="image/png" manifest:full-path="Pictures/100002000000007B0000000C83399C15.png"/>
  <manifest:file-entry manifest:media-type="image/png" manifest:full-path="Pictures/100002000000005F00000007ACB37272.png"/>
  <manifest:file-entry manifest:media-type="image/png" manifest:full-path="Pictures/100002010000003F0000003F408184DF.png"/>
  <manifest:file-entry manifest:media-type="image/png" manifest:full-path="Pictures/100002010000018000000180B1601302.png"/>
  <manifest:file-entry manifest:media-type="image/png" manifest:full-path="Pictures/100002000000000E00000013C260C04B.png"/>
  <manifest:file-entry manifest:media-type="image/png" manifest:full-path="Pictures/100002000000000D00000012062BDFDF.png"/>
  <manifest:file-entry manifest:media-type="image/png" manifest:full-path="Pictures/10000201000000F0000000E89911C6D6.png"/>
  <manifest:file-entry manifest:media-type="image/png" manifest:full-path="Pictures/10000200000000230000002094C5584F.png"/>
  <manifest:file-entry manifest:media-type="image/png" manifest:full-path="Pictures/10000200000000660000000C6340B603.png"/>
  <manifest:file-entry manifest:media-type="image/png" manifest:full-path="Pictures/100002000000000D0000002AA45E9B6D.png"/>
  <manifest:file-entry manifest:media-type="image/png" manifest:full-path="Pictures/100002000000008C0000000884FBE714.png"/>
  <manifest:file-entry manifest:media-type="image/png" manifest:full-path="Pictures/10000200000000180000001747CD5782.png"/>
  <manifest:file-entry manifest:media-type="image/png" manifest:full-path="Pictures/1000020000000006000000296B5ED61D.png"/>
  <manifest:file-entry manifest:media-type="image/png" manifest:full-path="Pictures/100002000000000C0000002E9D0AD6DB.png"/>
  <manifest:file-entry manifest:media-type="image/png" manifest:full-path="Pictures/100002000000008C00000008C9E18057.png"/>
  <manifest:file-entry manifest:media-type="image/png" manifest:full-path="Pictures/10000200000000060000001869114423.png"/>
  <manifest:file-entry manifest:media-type="image/png" manifest:full-path="Pictures/1000020100000180000001804549AE70.png"/>
  <manifest:file-entry manifest:media-type="image/png" manifest:full-path="Pictures/100002010000018000000180F6491A98.png"/>
  <manifest:file-entry manifest:media-type="image/png" manifest:full-path="Pictures/100002000000000D00000033358B0588.png"/>
  <manifest:file-entry manifest:media-type="image/png" manifest:full-path="Pictures/100002000000002E000000131BA00892.png"/>
  <manifest:file-entry manifest:media-type="image/png" manifest:full-path="Pictures/100002010000008F000000838A22F51B.png"/>
  <manifest:file-entry manifest:media-type="image/png" manifest:full-path="Pictures/10000200000000660000000CCF32BB4D.png"/>
  <manifest:file-entry manifest:media-type="image/png" manifest:full-path="Pictures/10000200000000180000001CC178D4C6.png"/>
  <manifest:file-entry manifest:media-type="image/png" manifest:full-path="Pictures/100002000000006E0000002F7FED38BE.png"/>
  <manifest:file-entry manifest:media-type="image/png" manifest:full-path="Pictures/10000200000000600000003588042B3A.png"/>
  <manifest:file-entry manifest:media-type="image/png" manifest:full-path="Pictures/1000020000000006000000146A0FB52F.png"/>
  <manifest:file-entry manifest:media-type="image/png" manifest:full-path="Pictures/10000201000000300000002FD21C2C57.png"/>
  <manifest:file-entry manifest:media-type="image/png" manifest:full-path="Pictures/100002000000008F0000005976A12040.png"/>
  <manifest:file-entry manifest:media-type="image/png" manifest:full-path="Pictures/100002000000007B0000000C6E79644B.png"/>
  <manifest:file-entry manifest:media-type="image/png" manifest:full-path="Pictures/1000020100000180000001805A1E2317.png"/>
  <manifest:file-entry manifest:media-type="image/png" manifest:full-path="Pictures/10000200000000830000004E373DE75D.png"/>
  <manifest:file-entry manifest:media-type="image/png" manifest:full-path="Pictures/10000200000000130000001F81CD04CD.png"/>
  <manifest:file-entry manifest:media-type="image/png" manifest:full-path="Pictures/100002000000001300000014AD2B63AC.png"/>
  <manifest:file-entry manifest:media-type="image/png" manifest:full-path="Pictures/100002000000001A00000019AE3D42A4.png"/>
  <manifest:file-entry manifest:media-type="image/png" manifest:full-path="Pictures/10000200000000100000002E1804DB9C.png"/>
  <manifest:file-entry manifest:media-type="image/png" manifest:full-path="Pictures/100002000000002E000000138AC2BF2B.png"/>
  <manifest:file-entry manifest:media-type="image/png" manifest:full-path="Pictures/100002000000004900000008219CE9B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18cm" svg:stroke-color="#4472c4" draw:stroke-linejoin="miter" draw:fill="none" draw:textarea-horizontal-align="center"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塗と線のないオブジェクト">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top" draw:auto-grow-height="true" fo:min-height="0cm" fo:min-width="0cm" fo:padding-top="0.127cm" fo:padding-bottom="0.127cm" fo:padding-left="0.254cm" fo:padding-right="0.254cm" fo:wrap-option="wrap"/>
    </style:style>
    <style:style style:name="gr7" style:family="graphic" style:parent-style-name="standard">
      <style:graphic-properties draw:stroke="solid" svg:stroke-width="0.159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035cm" svg:stroke-color="#325490" draw:stroke-linejoin="miter" draw:fill="none"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000000" draw:stroke-linejoin="miter"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ff0000"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ff0000" draw:stroke-linejoin="miter" draw:fill="none"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18cm" svg:stroke-color="#ff0000" draw:stroke-linejoin="miter" draw:fill="solid" draw:fill-color="#ffff00"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ff0000" draw:stroke-linejoin="miter" draw:fill="solid" draw:fill-color="#ff0000"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gradient" draw:fill-gradient-name="Gradient_20_7" draw:textarea-vertical-align="middle" draw:auto-grow-height="true" fo:min-height="0cm" fo:min-width="0cm" fo:padding-top="0.127cm" fo:padding-bottom="0.127cm" fo:padding-left="0.254cm" fo:padding-right="0.254cm" fo:wrap-option="wrap"/>
    </style:style>
    <style:style style:name="gr15" style:family="graphic" style:parent-style-name="standard">
      <style:graphic-properties draw:stroke="solid" svg:stroke-width="0.035cm" svg:stroke-color="#00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標準-notes">
      <style:graphic-properties draw:fill-color="#ffffff" fo:min-height="13.364cm"/>
    </style:style>
    <style:style style:name="P1" style:family="paragraph">
      <style:paragraph-properties style:font-independent-line-spacing="true"/>
      <style:text-properties fo:font-size="18pt"/>
    </style:style>
    <style:style style:name="P2"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text-align="start"/>
      <style:text-properties fo:font-size="18pt"/>
    </style:style>
    <style:style style:name="T1" style:family="text">
      <style:text-properties fo:color="#000000" style:text-line-through-style="none" fo:font-family="Calibri" fo:font-size="66pt" fo:letter-spacing="normal" fo:font-style="normal" style:text-underline-style="none" fo:font-weight="bold" style:font-family-asian="'ＭＳ Ｐゴシック'" style:font-size-asian="66pt" style:font-style-asian="normal" style:font-weight-asian="bold" style:font-family-complex="Calibri" style:font-size-complex="66pt" style:font-style-complex="normal" style:font-weight-complex="bold"/>
    </style:style>
    <style:style style:name="T2" style:family="text">
      <style:text-properties fo:color="#000000" style:text-line-through-style="none" fo:font-family="Calibri" fo:font-size="72pt" fo:letter-spacing="normal" fo:font-style="normal" style:text-underline-style="none" fo:font-weight="bold" style:font-family-asian="'ＭＳ Ｐゴシック'" style:font-size-asian="72pt" style:font-style-asian="normal" style:font-weight-asian="bold" style:font-family-complex="Calibri" style:font-size-complex="72pt" style:font-style-complex="normal" style:font-weight-complex="bold"/>
    </style:style>
    <style:style style:name="T3" style:family="text">
      <style:text-properties fo:color="#000000" style:text-line-through-style="none" fo:font-family="Calibri" fo:font-size="60pt" fo:letter-spacing="normal" fo:font-style="normal" style:text-underline-style="none" fo:font-weight="bold" style:font-family-asian="'ＭＳ Ｐゴシック'" style:font-size-asian="60pt" style:font-style-asian="normal" style:font-weight-asian="bold" style:font-family-complex="Calibri" style:font-size-complex="60pt" style:font-style-complex="normal" style:font-weight-complex="bold"/>
    </style:style>
    <style:style style:name="T4" style:family="text">
      <style:text-properties fo:color="#000000" style:text-line-through-style="none" fo:font-family="Calibri" fo:font-size="18pt" fo:letter-spacing="normal" fo:font-style="normal" style:text-underline-style="none" fo:font-weight="bold" style:font-family-asian="'ＭＳ Ｐゴシック'" style:font-size-asian="18pt" style:font-style-asian="normal" style:font-weight-asian="bold" style:font-family-complex="Calibri" style:font-size-complex="18pt" style:font-style-complex="normal" style:font-weight-complex="bold"/>
    </style:style>
    <style:style style:name="T5" style:family="text">
      <style:text-properties fo:color="#000000" style:text-line-through-style="none" fo:font-family="Calibri" fo:font-size="20pt" fo:letter-spacing="normal" fo:font-style="normal" style:text-underline-style="none" fo:font-weight="bold" style:font-family-asian="'ＭＳ Ｐゴシック'" style:font-size-asian="20pt" style:font-style-asian="normal" style:font-weight-asian="bold" style:font-family-complex="Calibri" style:font-size-complex="20pt" style:font-style-complex="normal" style:font-weight-complex="bold"/>
    </style:style>
    <style:style style:name="T6" style:family="text">
      <style:text-properties fo:color="#000000" style:text-line-through-style="none" fo:font-family="Calibri" fo:font-size="24pt" fo:letter-spacing="normal" fo:font-style="normal" style:text-underline-style="none" fo:font-weight="bold" style:font-family-asian="'ＭＳ Ｐゴシック'" style:font-size-asian="24pt" style:font-style-asian="normal" style:font-weight-asian="bold" style:font-family-complex="Calibri" style:font-size-complex="24pt" style:font-style-complex="normal" style:font-weight-complex="bold"/>
    </style:style>
    <style:style style:name="T7" style:family="text">
      <style:text-properties fo:color="#000000" style:text-line-through-style="none" fo:font-family="Calibri" fo:font-size="16pt" fo:letter-spacing="normal" fo:font-style="normal" style:text-underline-style="none" fo:font-weight="normal" style:font-family-asian="'ＭＳ Ｐゴシック'" style:font-size-asian="16pt" style:font-style-asian="normal" style:font-weight-asian="normal" style:font-family-complex="Calibri" style:font-size-complex="16pt" style:font-style-complex="normal" style:font-weight-complex="normal"/>
    </style:style>
    <style:style style:name="T8" style:family="text">
      <style:text-properties fo:color="#ffffff" style:text-line-through-style="none" fo:font-family="Meiryo" fo:font-size="24pt" fo:letter-spacing="normal" fo:font-style="normal" style:text-underline-style="none" fo:font-weight="bold" style:font-family-asian="Meiryo" style:font-size-asian="24pt" style:font-style-asian="normal" style:font-weight-asian="bold" style:font-family-complex="Calibri" style:font-size-complex="24pt" style:font-style-complex="normal" style:font-weight-complex="bold"/>
    </style:style>
    <style:style style:name="T9" style:family="text">
      <style:text-properties style:text-line-through-style="none" fo:font-size="16pt" fo:letter-spacing="normal" fo:font-style="normal" style:text-underline-style="none" fo:font-weight="normal" style:font-family-asian="'ＭＳ Ｐゴシック'"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name="テキスト ボックス 8" draw:style-name="gr1" draw:text-style-name="P1" draw:layer="layout" svg:width="7.619cm" svg:height="1.025cm" svg:x="14.314cm" svg:y="10.081cm">
          <text:p/>
          <draw:enhanced-geometry svg:viewBox="0 0 21600 21600" draw:type="rectangle" draw:enhanced-path="M 0 0 L 21600 0 21600 21600 0 21600 0 0 Z N"/>
        </draw:custom-shape>
        <draw:custom-shape draw:name="テキスト ボックス 11" draw:style-name="gr1" draw:text-style-name="P1" draw:layer="layout" svg:width="31.277cm" svg:height="3.048cm" svg:x="1.493cm" svg:y="6.848cm">
          <text:p text:style-name="P2"><text:span text:style-name="T1">SUPER SUPER BALL (</text:span><text:span text:style-name="T1">仮</text:span><text:span text:style-name="T1">)</text:span></text:p>
          <draw:enhanced-geometry svg:viewBox="0 0 21600 21600" draw:type="rectangle" draw:enhanced-path="M 0 0 L 21600 0 21600 21600 0 21600 0 0 Z N"/>
        </draw:custom-shape>
        <draw:custom-shape draw:name="スマイル 1" draw:style-name="gr2" draw:text-style-name="P1" draw:layer="layout" svg:width="1.182cm" svg:height="1.182cm" svg:x="22.169cm" svg:y="13.0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name="直線矢印コネクタ 2" draw:style-name="gr3" draw:text-style-name="P3" draw:layer="layout" svg:x1="8.317cm" svg:y1="13.422cm" svg:x2="21.141cm" svg:y2="13.484cm" svg:d="M8317 13422h6412v62h6412">
          <text:p/>
        </draw:connector>
        <draw:connector draw:name="直線矢印コネクタ 7" draw:style-name="gr3" draw:text-style-name="P3" draw:layer="layout" svg:x1="7.507cm" svg:y1="13.795cm" svg:x2="21.453cm" svg:y2="13.702cm" svg:d="M7507 13795h6973v-93h6973">
          <text:p/>
        </draw:connector>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custom-shape draw:name="テキスト ボックス 18" draw:style-name="gr1" draw:text-style-name="P1" draw:layer="layout" svg:width="29.086cm" svg:height="6.351cm" svg:x="2.333cm" svg:y="7.535cm">
          <text:p text:style-name="P2"><text:span text:style-name="T2">腹立つ敵に</text:span></text:p>
          <text:p text:style-name="P2"><text:span text:style-name="T2">体当りをぶちかませ</text:span></text:p>
          <draw:enhanced-geometry svg:viewBox="0 0 21600 21600" draw:type="rectangle" draw:enhanced-path="M 0 0 L 21600 0 21600 21600 0 21600 0 0 Z N"/>
        </draw:custom-shape>
        <draw:custom-shape draw:name="テキスト ボックス 8" draw:style-name="gr1" draw:text-style-name="P1" draw:layer="layout" svg:width="7.619cm" svg:height="1.025cm" svg:x="14.252cm" svg:y="11.295cm">
          <text:p/>
          <draw:enhanced-geometry svg:viewBox="0 0 21600 21600" draw:type="rectangle" draw:enhanced-path="M 0 0 L 21600 0 21600 21600 0 21600 0 0 Z N"/>
        </draw:custom-shape>
        <draw:custom-shape draw:name="テキスト ボックス 9" draw:style-name="gr1" draw:text-style-name="P1" draw:layer="layout" svg:width="10.048cm" svg:height="2.795cm" svg:x="11.516cm" svg:y="3.487cm">
          <text:p text:style-name="P2"><text:span text:style-name="T3">コンセプト</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frame draw:name="図 2" draw:style-name="gr5" draw:text-style-name="P3" draw:layer="layout" svg:width="2.116cm" svg:height="2.989cm" svg:x="3.486cm" svg:y="15.127cm">
          <draw:image xlink:href="Pictures/100002010000005000000071E10537E0.png" xlink:type="simple" xlink:show="embed" xlink:actuate="onLoad">
            <text:p/>
          </draw:image>
        </draw:frame>
        <draw:custom-shape draw:name="テキスト ボックス 5" draw:style-name="gr1" draw:text-style-name="P1" draw:layer="layout" svg:width="10.078cm" svg:height="1.017cm" svg:x="2.594cm" svg:y="2.314cm">
          <text:p text:style-name="P4"><text:span text:style-name="T4">アナログスティック　→　移動</text:span></text:p>
          <draw:enhanced-geometry svg:viewBox="0 0 21600 21600" draw:type="rectangle" draw:enhanced-path="M 0 0 L 21600 0 21600 21600 0 21600 0 0 Z N"/>
        </draw:custom-shape>
        <draw:custom-shape draw:name="テキスト ボックス 8" draw:style-name="gr1" draw:text-style-name="P1" draw:layer="layout" svg:width="7.619cm" svg:height="1.025cm" svg:x="14.314cm" svg:y="10.081cm">
          <text:p/>
          <draw:enhanced-geometry svg:viewBox="0 0 21600 21600" draw:type="rectangle" draw:enhanced-path="M 0 0 L 21600 0 21600 21600 0 21600 0 0 Z N"/>
        </draw:custom-shape>
        <draw:custom-shape draw:name="テキスト ボックス 9" draw:style-name="gr6" draw:text-style-name="P1" draw:layer="layout" svg:width="28.692cm" svg:height="1.949cm" svg:x="0.921cm" svg:y="0.268cm">
          <text:p text:style-name="P4"><text:span text:style-name="T5">操作方法</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h15642v62h15642">
          <text:p/>
        </draw:connector>
        <draw:frame draw:name="図 5" draw:style-name="gr5" draw:text-style-name="P3" draw:layer="layout" svg:width="1.666cm" svg:height="1.666cm" svg:x="0.91cm" svg:y="1.999cm">
          <draw:image xlink:href="Pictures/100002010000003F0000003F408184DF.png" xlink:type="simple" xlink:show="embed" xlink:actuate="onLoad">
            <text:p/>
          </draw:image>
        </draw:frame>
        <draw:custom-shape draw:name="スマイル 7" draw:style-name="gr2" draw:text-style-name="P1" draw:layer="layout" svg:width="1.182cm" svg:height="1.182cm" svg:x="4.706cm" svg:y="4.7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name="インク 10" draw:style-name="gr5" draw:text-style-name="P3" draw:layer="layout" svg:width="0.472cm" svg:height="0.759cm" svg:x="4.306cm" svg:y="5.492cm">
          <draw:image xlink:href="Pictures/10000200000000130000001F81CD04CD.png" xlink:type="simple" xlink:show="embed" xlink:actuate="onLoad">
            <text:p/>
          </draw:image>
        </draw:frame>
        <draw:frame draw:name="インク 11" draw:style-name="gr5" draw:text-style-name="P3" draw:layer="layout" svg:width="0.574cm" svg:height="0.68cm" svg:x="3.965cm" svg:y="5.74cm">
          <draw:image xlink:href="Pictures/10000200000000180000001CC178D4C6.png" xlink:type="simple" xlink:show="embed" xlink:actuate="onLoad">
            <text:p/>
          </draw:image>
        </draw:frame>
        <draw:frame draw:name="インク 12" draw:style-name="gr5" draw:text-style-name="P3" draw:layer="layout" svg:width="0.626cm" svg:height="0.629cm" svg:x="3.686cm" svg:y="5.895cm">
          <draw:image xlink:href="Pictures/100002000000001A00000019AE3D42A4.png" xlink:type="simple" xlink:show="embed" xlink:actuate="onLoad">
            <text:p/>
          </draw:image>
        </draw:frame>
        <draw:frame draw:name="図 14" draw:style-name="gr5" draw:text-style-name="P3" draw:layer="layout" svg:width="1.269cm" svg:height="1.243cm" svg:x="16.547cm" svg:y="2.304cm">
          <draw:image xlink:href="Pictures/10000201000000300000002FD21C2C57.png" xlink:type="simple" xlink:show="embed" xlink:actuate="onLoad">
            <text:p/>
          </draw:image>
        </draw:frame>
        <draw:custom-shape draw:name="テキスト ボックス 14" draw:style-name="gr1" draw:text-style-name="P1" draw:layer="layout" svg:width="10.078cm" svg:height="1.017cm" svg:x="18.376cm" svg:y="2.314cm">
          <text:p text:style-name="P4"><text:span text:style-name="T4">Ａボタン　→　その場に固定</text:span></text:p>
          <draw:enhanced-geometry svg:viewBox="0 0 21600 21600" draw:type="rectangle" draw:enhanced-path="M 0 0 L 21600 0 21600 21600 0 21600 0 0 Z N"/>
        </draw:custom-shape>
        <draw:custom-shape draw:name="スマイル 15" draw:style-name="gr2" draw:text-style-name="P1" draw:layer="layout" svg:width="1.182cm" svg:height="1.182cm" svg:x="22.823cm" svg:y="4.3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テキスト ボックス 16" draw:style-name="gr1" draw:text-style-name="P1" draw:layer="layout" svg:width="3.479cm" svg:height="1.017cm" svg:x="22.609cm" svg:y="6.392cm">
          <text:p text:style-name="P4"><text:span text:style-name="T4">ピタッ！</text:span></text:p>
          <draw:enhanced-geometry svg:viewBox="0 0 21600 21600" draw:type="rectangle" draw:enhanced-path="M 0 0 L 21600 0 21600 21600 0 21600 0 0 Z N"/>
        </draw:custom-shape>
        <draw:frame draw:name="インク 20" draw:style-name="gr5" draw:text-style-name="P3" draw:layer="layout" svg:width="0.413cm" svg:height="0.522cm" svg:x="22.551cm" svg:y="4.231cm">
          <draw:image xlink:href="Pictures/1000020000000012000000161271694E.png" xlink:type="simple" xlink:show="embed" xlink:actuate="onLoad">
            <text:p/>
          </draw:image>
        </draw:frame>
        <draw:frame draw:name="インク 21" draw:style-name="gr5" draw:text-style-name="P3" draw:layer="layout" svg:width="0.309cm" svg:height="0.441cm" svg:x="23.919cm" svg:y="4.152cm">
          <draw:image xlink:href="Pictures/100002000000000E00000013C260C04B.png" xlink:type="simple" xlink:show="embed" xlink:actuate="onLoad">
            <text:p/>
          </draw:image>
        </draw:frame>
        <draw:frame draw:name="インク 22" draw:style-name="gr5" draw:text-style-name="P3" draw:layer="layout" svg:width="0.315cm" svg:height="0.413cm" svg:x="22.764cm" svg:y="5.306cm">
          <draw:image xlink:href="Pictures/100002000000000D00000012062BDFDF.png" xlink:type="simple" xlink:show="embed" xlink:actuate="onLoad">
            <text:p/>
          </draw:image>
        </draw:frame>
        <draw:frame draw:name="インク 23" draw:style-name="gr5" draw:text-style-name="P3" draw:layer="layout" svg:width="0.47cm" svg:height="0.466cm" svg:x="23.793cm" svg:y="5.236cm">
          <draw:image xlink:href="Pictures/100002000000001300000014AD2B63AC.png" xlink:type="simple" xlink:show="embed" xlink:actuate="onLoad">
            <text:p/>
          </draw:image>
        </draw:frame>
        <draw:custom-shape draw:name="テキスト ボックス 25" draw:style-name="gr1" draw:text-style-name="P1" draw:layer="layout" svg:width="13.907cm" svg:height="1.779cm" svg:x="1.536cm" svg:y="10.096cm">
          <text:p text:style-name="P4"><text:span text:style-name="T4">A</text:span><text:span text:style-name="T4">を押しながら移動</text:span></text:p>
          <text:p text:style-name="P4"><text:span text:style-name="T4">　→　押した位置から引っ張られるように伸びる</text:span></text:p>
          <draw:enhanced-geometry svg:viewBox="0 0 21600 21600" draw:type="rectangle" draw:enhanced-path="M 0 0 L 21600 0 21600 21600 0 21600 0 0 Z N"/>
        </draw:custom-shape>
        <draw:custom-shape draw:name="スマイル 26" draw:style-name="gr2" draw:text-style-name="P1" draw:layer="layout" svg:width="5.042cm" svg:height="1.213cm" draw:transform="rotate (0.64577182323778) translate (4.881cm 15.9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テキスト ボックス 30" draw:style-name="gr1" draw:text-style-name="P1" draw:layer="layout" svg:width="14.156cm" svg:height="2.541cm" svg:x="16.415cm" svg:y="10.158cm">
          <text:p text:style-name="P4"><text:span text:style-name="T4">A</text:span><text:span text:style-name="T4">を離す　→　引っ張られた方向と逆に飛ぶ！</text:span></text:p>
          <text:p text:style-name="P4"><text:span text:style-name="T4">                          </text:span><text:span text:style-name="T4">引っ張れば引っ張るほど速くとぶ！</text:span></text:p>
          <draw:enhanced-geometry svg:viewBox="0 0 21600 21600" draw:type="rectangle" draw:enhanced-path="M 0 0 L 21600 0 21600 21600 0 21600 0 0 Z N"/>
        </draw:custom-shape>
        <draw:custom-shape draw:name="スマイル 31" draw:style-name="gr2" draw:text-style-name="P1" draw:layer="layout" svg:width="1.182cm" svg:height="1.182cm" svg:x="25.095cm" svg:y="13.60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楕円 32" draw:style-name="gr8" draw:text-style-name="P1" draw:layer="layout" svg:width="1.244cm" svg:height="1.244cm" svg:x="19.609cm" svg:y="1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矢印: 右 34" draw:style-name="gr2" draw:text-style-name="P1" draw:layer="layout" svg:width="1.96cm" svg:height="3.61cm" svg:x="13.909cm" svg:y="12.8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name="直線矢印コネクタ 35" draw:style-name="gr9" draw:text-style-name="P3" draw:layer="layout" svg:x1="0.698cm" svg:y1="9.321cm" svg:x2="32.355cm" svg:y2="9.383cm" svg:d="M698 9321h15829v62h15828">
          <text:p/>
        </draw:connector>
        <draw:frame draw:name="インク 36" draw:style-name="gr5" draw:text-style-name="P3" draw:layer="layout" svg:width="2.506cm" svg:height="1.368cm" svg:x="21.21cm" svg:y="15.402cm">
          <draw:image xlink:href="Pictures/10000200000000600000003588042B3A.png" xlink:type="simple" xlink:show="embed" xlink:actuate="onLoad">
            <text:p/>
          </draw:image>
        </draw:frame>
        <draw:frame draw:name="インク 37" draw:style-name="gr5" draw:text-style-name="P3" draw:layer="layout" svg:width="2.849cm" svg:height="1.183cm" svg:x="21.305cm" svg:y="15.707cm">
          <draw:image xlink:href="Pictures/100002000000006E0000002F7FED38BE.png" xlink:type="simple" xlink:show="embed" xlink:actuate="onLoad">
            <text:p/>
          </draw:image>
        </draw:frame>
        <draw:frame draw:name="インク 38" draw:style-name="gr5" draw:text-style-name="P3" draw:layer="layout" svg:width="3.405cm" svg:height="2.003cm" svg:x="21.428cm" svg:y="15.196cm">
          <draw:image xlink:href="Pictures/10000200000000830000004E373DE75D.png" xlink:type="simple" xlink:show="embed" xlink:actuate="onLoad">
            <text:p/>
          </draw:image>
        </draw:frame>
        <draw:frame draw:name="インク 39" draw:style-name="gr5" draw:text-style-name="P3" draw:layer="layout" svg:width="3.749cm" svg:height="2.294cm" svg:x="21.023cm" svg:y="14.367cm">
          <draw:image xlink:href="Pictures/100002000000008F0000005976A12040.png" xlink:type="simple" xlink:show="embed" xlink:actuate="onLoad">
            <text:p/>
          </draw:image>
        </draw:frame>
        <draw:frame draw:name="インク 40" draw:style-name="gr5" draw:text-style-name="P3" draw:layer="layout" svg:width="0.601cm" svg:height="0.546cm" svg:x="23.856cm" svg:y="14.996cm">
          <draw:image xlink:href="Pictures/10000200000000180000001747CD5782.png" xlink:type="simple" xlink:show="embed" xlink:actuate="onLoad">
            <text:p/>
          </draw:image>
        </draw:frame>
        <draw:frame draw:name="インク 41" draw:style-name="gr5" draw:text-style-name="P3" draw:layer="layout" svg:width="0.892cm" svg:height="0.814cm" svg:x="24.573cm" svg:y="14.81cm">
          <draw:image xlink:href="Pictures/10000200000000230000002094C5584F.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name="テキスト ボックス 9" draw:style-name="gr6" draw:text-style-name="P1" draw:layer="layout" svg:width="28.692cm" svg:height="1.949cm" svg:x="0.921cm" svg:y="0.268cm">
          <text:p text:style-name="P4"><text:span text:style-name="T5">敵の攻撃</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h15642v62h15642">
          <text:p/>
        </draw:connector>
        <draw:custom-shape draw:name="スマイル 2" draw:style-name="gr2" draw:text-style-name="P1" draw:layer="layout" svg:width="1.182cm" svg:height="5.633cm" svg:x="4.271cm" svg:y="9.0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テキスト ボックス 5" draw:style-name="gr1" draw:text-style-name="P1" draw:layer="layout" svg:width="22.871cm" svg:height="2.287cm" svg:x="3.871cm" svg:y="2.532cm">
          <text:p text:style-name="P4"><text:span text:style-name="T6">敵は弾幕でこちらを攻撃！</text:span></text:p>
          <text:p text:style-name="P4"><text:span text:style-name="T6">伸びているときは当たり判定が広くなるので気を付けろ！</text:span></text:p>
          <draw:enhanced-geometry svg:viewBox="0 0 21600 21600" draw:type="rectangle" draw:enhanced-path="M 0 0 L 21600 0 21600 21600 0 21600 0 0 Z N"/>
        </draw:custom-shape>
        <draw:frame draw:name="グラフィックス 11" draw:style-name="gr5" draw:text-style-name="P3" draw:layer="layout" svg:width="5.571cm" svg:height="6.375cm" svg:x="24.172cm" svg:y="8.469cm">
          <draw:image xlink:href="Pictures/1000020100000180000001804549AE70.png" xlink:type="simple" xlink:show="embed" xlink:actuate="onLoad">
            <text:p/>
          </draw:image>
        </draw:frame>
        <draw:custom-shape draw:name="テキスト ボックス 17" draw:style-name="gr1" draw:text-style-name="P1" draw:layer="layout" svg:width="7.619cm" svg:height="1.025cm" svg:x="18.166cm" svg:y="17.824cm">
          <text:p/>
          <draw:enhanced-geometry svg:viewBox="0 0 21600 21600" draw:type="rectangle" draw:enhanced-path="M 0 0 L 21600 0 21600 21600 0 21600 0 0 Z N"/>
        </draw:custom-shape>
        <draw:custom-shape draw:name="テキスト ボックス 19" draw:style-name="gr1" draw:text-style-name="P1" draw:layer="layout" svg:width="3.448cm" svg:height="0.931cm" svg:x="2.128cm" svg:y="7.98cm">
          <text:p text:style-name="P4"><text:span text:style-name="T7">ぬわー！！</text:span></text:p>
          <draw:enhanced-geometry svg:viewBox="0 0 21600 21600" draw:type="rectangle" draw:enhanced-path="M 0 0 L 21600 0 21600 21600 0 21600 0 0 Z N"/>
        </draw:custom-shape>
        <draw:custom-shape draw:name="楕円 1" draw:style-name="gr10" draw:text-style-name="P1" draw:layer="layout" svg:width="0.59cm" svg:height="0.59cm" svg:x="19.617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4" draw:style-name="gr10" draw:text-style-name="P1" draw:layer="layout" svg:width="0.59cm" svg:height="0.59cm" svg:x="13.516cm" svg:y="1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 draw:style-name="gr10" draw:text-style-name="P1" draw:layer="layout" svg:width="0.59cm" svg:height="0.59cm" svg:x="21.671cm" svg:y="13.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8" draw:style-name="gr10" draw:text-style-name="P1" draw:layer="layout" svg:width="0.59cm" svg:height="0.59cm" svg:x="9.002cm" svg:y="12.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0" draw:style-name="gr10" draw:text-style-name="P1" draw:layer="layout" svg:width="0.59cm" svg:height="0.59cm" svg:x="9.002cm" svg:y="7.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1" draw:style-name="gr10" draw:text-style-name="P1" draw:layer="layout" svg:width="0.59cm" svg:height="0.59cm" svg:x="13.08cm" svg:y="15.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インク 4" draw:style-name="gr5" draw:text-style-name="P3" draw:layer="layout" svg:width="3.193cm" svg:height="0.254cm" svg:x="10.049cm" svg:y="7.484cm">
          <draw:image xlink:href="Pictures/100002000000007B0000000C83399C15.png" xlink:type="simple" xlink:show="embed" xlink:actuate="onLoad">
            <text:p/>
          </draw:image>
        </draw:frame>
        <draw:frame draw:name="インク 7" draw:style-name="gr5" draw:text-style-name="P3" draw:layer="layout" svg:width="2.452cm" svg:height="0.105cm" svg:x="14.833cm" svg:y="10.543cm">
          <draw:image xlink:href="Pictures/100002000000005F0000000704530F9A.png" xlink:type="simple" xlink:show="embed" xlink:actuate="onLoad">
            <text:p/>
          </draw:image>
        </draw:frame>
        <draw:frame draw:name="インク 8" draw:style-name="gr5" draw:text-style-name="P3" draw:layer="layout" svg:width="1.871cm" svg:height="0.133cm" svg:x="20.374cm" svg:y="8.427cm">
          <draw:image xlink:href="Pictures/100002000000004900000008219CE9BB.png" xlink:type="simple" xlink:show="embed" xlink:actuate="onLoad">
            <text:p/>
          </draw:image>
        </draw:frame>
        <draw:frame draw:name="インク 11" draw:style-name="gr5" draw:text-style-name="P3" draw:layer="layout" svg:width="1.155cm" svg:height="0.47cm" svg:x="22.417cm" svg:y="13.272cm">
          <draw:image xlink:href="Pictures/100002000000002E000000131BA00892.png" xlink:type="simple" xlink:show="embed" xlink:actuate="onLoad">
            <text:p/>
          </draw:image>
        </draw:frame>
        <draw:frame draw:name="インク 22" draw:style-name="gr5" draw:text-style-name="P3" draw:layer="layout" svg:width="2.638cm" svg:height="0.257cm" svg:x="13.899cm" svg:y="15.45cm">
          <draw:image xlink:href="Pictures/10000200000000660000000C6340B603.png" xlink:type="simple" xlink:show="embed" xlink:actuate="onLoad">
            <text:p/>
          </draw:image>
        </draw:frame>
        <draw:frame draw:name="インク 23" draw:style-name="gr5" draw:text-style-name="P3" draw:layer="layout" svg:width="3.643cm" svg:height="0.133cm" svg:x="9.657cm" svg:y="12.844cm">
          <draw:image xlink:href="Pictures/100002000000008C00000008C9E18057.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custom-shape draw:name="テキスト ボックス 9" draw:style-name="gr6" draw:text-style-name="P1" draw:layer="layout" svg:width="28.692cm" svg:height="1.949cm" svg:x="0.921cm" svg:y="0.268cm">
          <text:p text:style-name="P4"><text:span text:style-name="T5">ＰＬの反撃</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h15642v62h15642">
          <text:p/>
        </draw:connector>
        <draw:custom-shape draw:name="スマイル 2" draw:style-name="gr2" draw:text-style-name="P1" draw:layer="layout" svg:width="1.182cm" svg:height="1.182cm" svg:x="23.414cm" svg:y="10.6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テキスト ボックス 5" draw:style-name="gr1" draw:text-style-name="P1" draw:layer="layout" svg:width="22.871cm" svg:height="1.271cm" svg:x="3.871cm" svg:y="2.532cm">
          <text:p text:style-name="P4"><text:span text:style-name="T6">ふざけた弾幕は体当りでかき消せ！</text:span></text:p>
          <draw:enhanced-geometry svg:viewBox="0 0 21600 21600" draw:type="rectangle" draw:enhanced-path="M 0 0 L 21600 0 21600 21600 0 21600 0 0 Z N"/>
        </draw:custom-shape>
        <draw:frame draw:name="グラフィックス 11" draw:style-name="gr5" draw:text-style-name="P3" draw:layer="layout" svg:width="5.571cm" svg:height="6.375cm" svg:x="24.172cm" svg:y="8.469cm">
          <draw:image xlink:href="Pictures/1000020100000180000001804549AE70.png" xlink:type="simple" xlink:show="embed" xlink:actuate="onLoad">
            <text:p/>
          </draw:image>
        </draw:frame>
        <draw:custom-shape draw:name="テキスト ボックス 17" draw:style-name="gr1" draw:text-style-name="P1" draw:layer="layout" svg:width="7.619cm" svg:height="1.025cm" svg:x="18.166cm" svg:y="17.824cm">
          <text:p/>
          <draw:enhanced-geometry svg:viewBox="0 0 21600 21600" draw:type="rectangle" draw:enhanced-path="M 0 0 L 21600 0 21600 21600 0 21600 0 0 Z N"/>
        </draw:custom-shape>
        <draw:custom-shape draw:name="楕円 1" draw:style-name="gr10" draw:text-style-name="P1" draw:layer="layout" svg:width="0.59cm" svg:height="0.59cm" svg:x="19.617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4" draw:style-name="gr11" draw:text-style-name="P1" draw:layer="layout" svg:width="0.59cm" svg:height="0.59cm" svg:x="13.516cm" svg:y="1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 draw:style-name="gr10" draw:text-style-name="P1" draw:layer="layout" svg:width="0.59cm" svg:height="0.59cm" svg:x="21.671cm" svg:y="13.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8" draw:style-name="gr11" draw:text-style-name="P1" draw:layer="layout" svg:width="0.59cm" svg:height="0.59cm" svg:x="8.815cm" svg:y="12.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0" draw:style-name="gr10" draw:text-style-name="P1" draw:layer="layout" svg:width="0.59cm" svg:height="0.59cm" svg:x="9.002cm" svg:y="7.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1" draw:style-name="gr10" draw:text-style-name="P1" draw:layer="layout" svg:width="0.59cm" svg:height="0.59cm" svg:x="13.08cm" svg:y="15.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インク 4" draw:style-name="gr5" draw:text-style-name="P3" draw:layer="layout" svg:width="3.193cm" svg:height="0.254cm" svg:x="10.049cm" svg:y="7.483cm">
          <draw:image xlink:href="Pictures/100002000000007B0000000C6E79644B.png" xlink:type="simple" xlink:show="embed" xlink:actuate="onLoad">
            <text:p/>
          </draw:image>
        </draw:frame>
        <draw:frame draw:name="インク 7" draw:style-name="gr5" draw:text-style-name="P3" draw:layer="layout" svg:width="2.452cm" svg:height="0.105cm" svg:x="14.833cm" svg:y="10.542cm">
          <draw:image xlink:href="Pictures/100002000000005F00000007ACB37272.png" xlink:type="simple" xlink:show="embed" xlink:actuate="onLoad">
            <text:p/>
          </draw:image>
        </draw:frame>
        <draw:frame draw:name="インク 8" draw:style-name="gr5" draw:text-style-name="P3" draw:layer="layout" svg:width="1.871cm" svg:height="0.133cm" svg:x="20.374cm" svg:y="8.426cm">
          <draw:image xlink:href="Pictures/100002000000004900000008219CE9BB.png" xlink:type="simple" xlink:show="embed" xlink:actuate="onLoad">
            <text:p/>
          </draw:image>
        </draw:frame>
        <draw:frame draw:name="インク 11" draw:style-name="gr5" draw:text-style-name="P3" draw:layer="layout" svg:width="1.155cm" svg:height="0.47cm" svg:x="22.416cm" svg:y="13.272cm">
          <draw:image xlink:href="Pictures/100002000000002E000000138AC2BF2B.png" xlink:type="simple" xlink:show="embed" xlink:actuate="onLoad">
            <text:p/>
          </draw:image>
        </draw:frame>
        <draw:frame draw:name="インク 22" draw:style-name="gr5" draw:text-style-name="P3" draw:layer="layout" svg:width="2.638cm" svg:height="0.257cm" svg:x="13.899cm" svg:y="15.45cm">
          <draw:image xlink:href="Pictures/10000200000000660000000CCF32BB4D.png" xlink:type="simple" xlink:show="embed" xlink:actuate="onLoad">
            <text:p/>
          </draw:image>
        </draw:frame>
        <draw:frame draw:name="インク 23" draw:style-name="gr5" draw:text-style-name="P3" draw:layer="layout" svg:width="3.643cm" svg:height="0.133cm" svg:x="9.657cm" svg:y="12.844cm">
          <draw:image xlink:href="Pictures/100002000000008C0000000884FBE714.png" xlink:type="simple" xlink:show="embed" xlink:actuate="onLoad">
            <text:p/>
          </draw:image>
        </draw:frame>
        <draw:connector draw:name="直線矢印コネクタ 3" draw:style-name="gr3" draw:text-style-name="P3" draw:layer="layout" svg:x1="1.531cm" svg:y1="11.212cm" svg:x2="22.262cm" svg:y2="11.025cm" svg:d="M1531 11212h10366v-187h10365">
          <text:p/>
        </draw:connector>
        <draw:connector draw:name="直線矢印コネクタ 10" draw:style-name="gr3" draw:text-style-name="P3" draw:layer="layout" svg:x1="2.901cm" svg:y1="12.083cm" svg:x2="22.604cm" svg:y2="11.523cm" svg:d="M2901 12083h9852v-560h9851">
          <text:p/>
        </draw:connector>
        <draw:custom-shape draw:name="爆発: 8 pt 12" draw:style-name="gr12" draw:text-style-name="P1" draw:layer="layout" svg:width="1.244cm" svg:height="1.431cm" svg:x="24.379cm" svg:y="10.652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爆発: 8 pt 27" draw:style-name="gr12" draw:text-style-name="P1" draw:layer="layout" svg:width="0.59cm" svg:height="0.715cm" svg:x="13.235cm" svg:y="10.62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爆発: 8 pt 28" draw:style-name="gr12" draw:text-style-name="P1" draw:layer="layout" svg:width="0.59cm" svg:height="0.715cm" svg:x="8.535cm" svg:y="11.959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custom-shape draw:name="爆発: 8 pt 44" draw:style-name="gr12" draw:text-style-name="P1" draw:layer="layout" svg:width="6.94cm" svg:height="8.995cm" svg:x="11.212cm" svg:y="6.668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テキスト ボックス 9" draw:style-name="gr6" draw:text-style-name="P1" draw:layer="layout" svg:width="28.692cm" svg:height="1.949cm" svg:x="0.797cm" svg:y="0.392cm">
          <text:p text:style-name="P4"><text:span text:style-name="T5">攻撃の連鎖</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h15642v62h15642">
          <text:p/>
        </draw:connector>
        <draw:custom-shape draw:name="スマイル 7" draw:style-name="gr2" draw:text-style-name="P1" draw:layer="layout" svg:width="1.182cm" svg:height="1.182cm" svg:x="11.368cm" svg:y="10.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テキスト ボックス 1" draw:style-name="gr1" draw:text-style-name="P1" draw:layer="layout" svg:width="28.537cm" svg:height="3.303cm" svg:x="3.871cm" svg:y="2.532cm">
          <text:p text:style-name="P4"><text:span text:style-name="T6">敵</text:span><text:span text:style-name="T6">(BOSS</text:span><text:span text:style-name="T6">は除く</text:span><text:span text:style-name="T6">)</text:span><text:span text:style-name="T6">に当たると</text:span><text:span text:style-name="T6">....</text:span></text:p>
          <text:p text:style-name="P4"><text:span text:style-name="T6">①</text:span><text:span text:style-name="T6">敵も吹っ飛ぶ！敵同士の当たりで連鎖が起こる！</text:span></text:p>
          <text:p text:style-name="P4"><text:span text:style-name="T6">②</text:span><text:span text:style-name="T6">当たったときの速度が速いほど、当たった地点に大きい攻撃判定が発生</text:span></text:p>
          <draw:enhanced-geometry svg:viewBox="0 0 21600 21600" draw:type="rectangle" draw:enhanced-path="M 0 0 L 21600 0 21600 21600 0 21600 0 0 Z N"/>
        </draw:custom-shape>
        <draw:frame draw:name="グラフィックス 11" draw:style-name="gr5" draw:text-style-name="P3" draw:layer="layout" svg:width="2.739cm" svg:height="3.2cm" svg:x="13.37cm" svg:y="9.651cm">
          <draw:image xlink:href="Pictures/100002010000018000000180B1601302.png" xlink:type="simple" xlink:show="embed" xlink:actuate="onLoad">
            <text:p/>
          </draw:image>
        </draw:frame>
        <draw:frame draw:name="グラフィックス 11" draw:style-name="gr5" draw:text-style-name="P3" draw:layer="layout" svg:width="2.737cm" svg:height="3.202cm" draw:transform="rotate (2.07694180987286) translate (22.905cm 12.976cm)">
          <draw:image xlink:href="Pictures/1000020100000180000001804549AE70.png" xlink:type="simple" xlink:show="embed" xlink:actuate="onLoad">
            <text:p/>
          </draw:image>
        </draw:frame>
        <draw:connector draw:name="直線矢印コネクタ 3" draw:style-name="gr3" draw:text-style-name="P3" draw:layer="layout" svg:x1="1.344cm" svg:y1="10.838cm" svg:x2="10.371cm" svg:y2="11.025cm" svg:d="M1344 10838h4514v187h4513">
          <text:p/>
        </draw:connector>
        <draw:connector draw:name="直線矢印コネクタ 14" draw:style-name="gr3" draw:text-style-name="P3" draw:layer="layout" svg:x1="1.531cm" svg:y1="11.087cm" svg:x2="10.558cm" svg:y2="11.274cm" svg:d="M1531 11087h4514v187h4513">
          <text:p/>
        </draw:connector>
        <draw:connector draw:name="直線矢印コネクタ 15" draw:style-name="gr3" draw:text-style-name="P3" draw:layer="layout" svg:x1="1.033cm" svg:y1="11.616cm" svg:x2="10.247cm" svg:y2="11.585cm" svg:d="M1033 11616h4607v-31h4607">
          <text:p/>
        </draw:connector>
        <draw:frame draw:name="グラフィックス 11" draw:style-name="gr5" draw:text-style-name="P3" draw:layer="layout" svg:width="2.737cm" svg:height="3.202cm" draw:transform="rotate (2.07694180987286) translate (14.687cm 9.645cm)">
          <draw:image xlink:href="Pictures/1000020100000180000001804549AE70.png" xlink:type="simple" xlink:show="embed" xlink:actuate="onLoad">
            <text:p/>
          </draw:image>
        </draw:frame>
        <draw:frame draw:name="グラフィックス 11" draw:style-name="gr5" draw:text-style-name="P3" draw:layer="layout" svg:width="2.737cm" svg:height="3.202cm" draw:transform="rotate (2.07694180987286) translate (13.505cm 17.241cm)">
          <draw:image xlink:href="Pictures/1000020100000180000001804549AE70.png" xlink:type="simple" xlink:show="embed" xlink:actuate="onLoad">
            <text:p/>
          </draw:image>
        </draw:frame>
        <draw:custom-shape draw:name="爆発: 8 pt 21" draw:style-name="gr12" draw:text-style-name="P1" draw:layer="layout" svg:width="1.431cm" svg:height="1.68cm" svg:x="13.982cm" svg:y="7.975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爆発: 8 pt 22" draw:style-name="gr12" draw:text-style-name="P1" draw:layer="layout" svg:width="1.431cm" svg:height="1.68cm" svg:x="13.516cm" svg:y="13.733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frame draw:name="グラフィックス 11" draw:style-name="gr5" draw:text-style-name="P3" draw:layer="layout" svg:width="2.737cm" svg:height="3.202cm" draw:transform="rotate (3.10668606854932) translate (26.635cm 12.651cm)">
          <draw:image xlink:href="Pictures/1000020100000180000001804549AE70.png" xlink:type="simple" xlink:show="embed" xlink:actuate="onLoad">
            <text:p/>
          </draw:image>
        </draw:frame>
        <draw:custom-shape draw:name="爆発: 8 pt 25" draw:style-name="gr12" draw:text-style-name="P1" draw:layer="layout" svg:width="1.431cm" svg:height="1.68cm" svg:x="23.881cm" svg:y="10.34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onnector draw:name="直線矢印コネクタ 26" draw:style-name="gr3" draw:text-style-name="P3" draw:layer="layout" svg:x1="15.818cm" svg:y1="10.931cm" svg:x2="21.048cm" svg:y2="11.087cm" svg:d="M15818 10931h2615v156h2615">
          <text:p/>
        </draw:connector>
        <draw:connector draw:name="直線矢印コネクタ 27" draw:style-name="gr3" draw:text-style-name="P3" draw:layer="layout" svg:x1="16.005cm" svg:y1="11.149cm" svg:x2="21.359cm" svg:y2="11.367cm" svg:d="M16005 11149h2677v218h2677">
          <text:p/>
        </draw:connector>
        <draw:connector draw:name="直線矢印コネクタ 28" draw:style-name="gr3" draw:text-style-name="P3" draw:layer="layout" svg:x1="15.414cm" svg:y1="11.741cm" svg:x2="21.266cm" svg:y2="11.647cm" svg:d="M15414 11741h2926v-94h2926">
          <text:p/>
        </draw:connector>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custom-shape draw:name="テキスト ボックス 9" draw:style-name="gr6" draw:text-style-name="P1" draw:layer="layout" svg:width="28.692cm" svg:height="1.949cm" svg:x="0.921cm" svg:y="0.268cm">
          <text:p text:style-name="P4"><text:span text:style-name="T5">ゲーム画面</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l31284 62">
          <text:p/>
        </draw:connector>
        <draw:custom-shape draw:name="ハート 3" draw:style-name="gr13" draw:text-style-name="P1" draw:layer="layout" svg:width="0.59cm" svg:height="0.59cm" svg:x="4.053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ハート 7" draw:style-name="gr13" draw:text-style-name="P1" draw:layer="layout" svg:width="0.59cm" svg:height="0.59cm" svg:x="4.924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テキスト ボックス 4" draw:style-name="gr1" draw:text-style-name="P1" draw:layer="layout" svg:width="2.794cm" svg:height="1.017cm" svg:x="3.933cm" svg:y="16.54cm">
          <text:p text:style-name="P4"><text:span text:style-name="T4">残機</text:span></text:p>
          <draw:enhanced-geometry svg:viewBox="0 0 21600 21600" draw:type="rectangle" draw:enhanced-path="M 0 0 L 21600 0 21600 21600 0 21600 0 0 Z N"/>
        </draw:custom-shape>
        <draw:custom-shape draw:name="正方形/長方形 2" draw:style-name="gr8" draw:text-style-name="P1" draw:layer="layout" svg:width="26.551cm" svg:height="16.434cm" svg:x="3.648cm" svg:y="2.216cm">
          <text:p/>
          <draw:enhanced-geometry svg:viewBox="0 0 21600 21600" draw:type="rectangle" draw:enhanced-path="M 0 0 L 21600 0 21600 21600 0 21600 0 0 Z N"/>
        </draw:custom-shape>
        <draw:frame draw:name="グラフィックス 11" draw:style-name="gr5" draw:text-style-name="P3" draw:layer="layout" svg:width="1.711cm" svg:height="1.955cm" svg:x="25.542cm" svg:y="15.068cm">
          <draw:image xlink:href="Pictures/1000020100000180000001804549AE70.png" xlink:type="simple" xlink:show="embed" xlink:actuate="onLoad">
            <text:p/>
          </draw:image>
        </draw:frame>
        <draw:custom-shape draw:name="スマイル 16" draw:style-name="gr2" draw:text-style-name="P1" draw:layer="layout" svg:width="1.369cm" svg:height="1.4cm" svg:x="15.364cm" svg:y="9.9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テキスト ボックス 143" draw:style-name="gr1" draw:text-style-name="P1" draw:layer="layout" svg:width="2.794cm" svg:height="1.017cm" svg:x="15.357cm" svg:y="11.59cm">
          <text:p text:style-name="P4"><text:span text:style-name="T4">PL</text:span></text:p>
          <draw:enhanced-geometry svg:viewBox="0 0 21600 21600" draw:type="rectangle" draw:enhanced-path="M 0 0 L 21600 0 21600 21600 0 21600 0 0 Z N"/>
        </draw:custom-shape>
        <draw:custom-shape draw:name="テキスト ボックス 146" draw:style-name="gr1" draw:text-style-name="P1" draw:layer="layout" svg:width="2.794cm" svg:height="1.017cm" svg:x="23.294cm" svg:y="13.738cm">
          <text:p text:style-name="P4"><text:span text:style-name="T4">ZAKO</text:span></text:p>
          <draw:enhanced-geometry svg:viewBox="0 0 21600 21600" draw:type="rectangle" draw:enhanced-path="M 0 0 L 21600 0 21600 21600 0 21600 0 0 Z N"/>
        </draw:custom-shape>
        <draw:frame draw:name="グラフィックス 173" draw:style-name="gr5" draw:text-style-name="P3" draw:layer="layout" svg:width="1.619cm" svg:height="1.955cm" svg:x="6.553cm" svg:y="4.298cm">
          <draw:image xlink:href="Pictures/1000020100000180000001804549AE70.png" xlink:type="simple" xlink:show="embed" xlink:actuate="onLoad">
            <text:p/>
          </draw:image>
        </draw:frame>
        <draw:custom-shape draw:name="テキスト ボックス 63" draw:style-name="gr1" draw:text-style-name="P1" draw:layer="layout" svg:width="2.794cm" svg:height="1.017cm" svg:x="4.649cm" svg:y="5.365cm">
          <text:p text:style-name="P4"><text:span text:style-name="T4">ZAKO</text:span></text:p>
          <draw:enhanced-geometry svg:viewBox="0 0 21600 21600" draw:type="rectangle" draw:enhanced-path="M 0 0 L 21600 0 21600 21600 0 21600 0 0 Z N"/>
        </draw:custom-shape>
        <draw:custom-shape draw:name="テキスト ボックス 1" draw:style-name="gr14" draw:text-style-name="P1" draw:layer="layout" svg:width="5.409cm" svg:height="1.271cm" svg:x="14.205cm" svg:y="16.389cm">
          <text:p text:style-name="P2"><text:span text:style-name="T8">スタート！</text:span></text:p>
          <draw:enhanced-geometry svg:viewBox="0 0 21600 21600" draw:type="rectangle" draw:enhanced-path="M 0 0 L 21600 0 21600 21600 0 21600 0 0 Z N"/>
        </draw:custom-shape>
        <draw:frame draw:name="インク 5" draw:style-name="gr5" draw:text-style-name="P3" draw:layer="layout" svg:width="0.313cm" svg:height="1.077cm" svg:x="16.899cm" svg:y="10.409cm">
          <draw:image xlink:href="Pictures/100002000000000D0000002AA45E9B6D.png" xlink:type="simple" xlink:show="embed" xlink:actuate="onLoad">
            <text:p/>
          </draw:image>
        </draw:frame>
        <draw:frame draw:name="インク 8" draw:style-name="gr5" draw:text-style-name="P3" draw:layer="layout" svg:width="0.392cm" svg:height="1.156cm" svg:x="17.286cm" svg:y="10.44cm">
          <draw:image xlink:href="Pictures/10000200000000100000002E1804DB9C.png" xlink:type="simple" xlink:show="embed" xlink:actuate="onLoad">
            <text:p/>
          </draw:image>
        </draw:frame>
        <draw:g draw:name="グループ化 10">
          <draw:custom-shape draw:name="吹き出し: 円形 13" draw:style-name="gr15" draw:text-style-name="P1" draw:layer="layout" svg:width="6.94cm" svg:height="1.711cm" svg:x="15.274cm" svg:y="8.16cm">
            <text:p/>
            <draw:enhanced-geometry svg:viewBox="0 0 21600 21600" draw:glue-points="10800 0 3160 3160 0 10800 3160 18440 10800 21600 18440 18440 21600 10800 18440 3160 ?f14 ?f15" draw:text-areas="3200 3200 18400 18400"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12" draw:style-name="gr1" draw:text-style-name="P1" draw:layer="layout" svg:width="7.619cm" svg:height="0.931cm" svg:x="15.263cm" svg:y="8.54cm">
            <text:p text:style-name="P5"><text:span text:style-name="T9">PL</text:span><text:span text:style-name="T9">はスティックで移動できる</text:span></text:p>
            <draw:enhanced-geometry svg:viewBox="0 0 21600 21600" draw:type="rectangle" draw:enhanced-path="M 0 0 L 21600 0 21600 21600 0 21600 0 0 Z N"/>
          </draw:custom-shape>
        </draw:g>
        <draw:custom-shape draw:name="吹き出し: 円形 14" draw:style-name="gr15" draw:text-style-name="P1" draw:layer="layout" svg:width="9.524cm" svg:height="2.676cm" svg:x="23.293cm" svg:y="11.946cm">
          <text:p/>
          <draw:enhanced-geometry svg:viewBox="0 0 21600 21600" draw:glue-points="10800 0 3160 3160 0 10800 3160 18440 10800 21600 18440 18440 21600 10800 18440 3160 ?f14 ?f15" draw:text-areas="3200 3200 18400 18400"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17" draw:style-name="gr1" draw:text-style-name="P1" draw:layer="layout" svg:width="7.619cm" svg:height="0.931cm" svg:x="24.247cm" svg:y="12.823cm">
          <text:p text:style-name="P4"><text:span text:style-name="T7">敵は四方八方から出現</text:span></text:p>
          <draw:enhanced-geometry svg:viewBox="0 0 21600 21600" draw:type="rectangle" draw:enhanced-path="M 0 0 L 21600 0 21600 21600 0 21600 0 0 Z N"/>
        </draw:custom-shape>
        <draw:frame draw:name="インク 18" draw:style-name="gr5" draw:text-style-name="P3" draw:layer="layout" svg:width="2.645cm" svg:height="0.602cm" svg:x="5.743cm" svg:y="2.751cm">
          <draw:image xlink:href="Pictures/10000200000000060000001869114423.png" xlink:type="simple" xlink:show="embed" xlink:actuate="onLoad">
            <text:p/>
          </draw:image>
        </draw:frame>
        <draw:frame draw:name="インク 20" draw:style-name="gr5" draw:text-style-name="P3" draw:layer="layout" svg:width="0.257cm" svg:height="1.157cm" svg:x="7.452cm" svg:y="2.751cm">
          <draw:image xlink:href="Pictures/100002000000000C0000002E9D0AD6DB.png" xlink:type="simple" xlink:show="embed" xlink:actuate="onLoad">
            <text:p/>
          </draw:image>
        </draw:frame>
        <draw:frame draw:name="インク 22" draw:style-name="gr5" draw:text-style-name="P3" draw:layer="layout" svg:width="0.227cm" svg:height="0.467cm" svg:x="6.935cm" svg:y="3.189cm">
          <draw:image xlink:href="Pictures/1000020000000006000000146A0FB52F.png" xlink:type="simple" xlink:show="embed" xlink:actuate="onLoad">
            <text:p/>
          </draw:image>
        </draw:frame>
        <draw:frame draw:name="インク 24" draw:style-name="gr5" draw:text-style-name="P3" draw:layer="layout" svg:width="0.281cm" svg:height="1.288cm" svg:x="26.252cm" svg:y="17.257cm">
          <draw:image xlink:href="Pictures/100002000000000D00000033358B0588.png" xlink:type="simple" xlink:show="embed" xlink:actuate="onLoad">
            <text:p/>
          </draw:image>
        </draw:frame>
        <draw:frame draw:name="インク 25" draw:style-name="gr5" draw:text-style-name="P3" draw:layer="layout" svg:width="2.645cm" svg:height="1.023cm" svg:x="25.416cm" svg:y="17.257cm">
          <draw:image xlink:href="Pictures/1000020000000006000000296B5ED61D.png" xlink:type="simple" xlink:show="embed" xlink:actuate="onLoad">
            <text:p/>
          </draw:image>
        </draw:frame>
        <draw:custom-shape draw:name="吹き出し: 円形 30" draw:style-name="gr15" draw:text-style-name="P1" draw:layer="layout" svg:width="7.936cm" svg:height="1.68cm" svg:x="4.554cm" svg:y="6.778cm">
          <text:p/>
          <draw:enhanced-geometry svg:viewBox="0 0 21600 21600" draw:glue-points="10800 0 3160 3160 0 10800 3160 18440 10800 21600 18440 18440 21600 10800 18440 3160 ?f14 ?f15" draw:text-areas="3200 3200 18400 18400" draw:mirror-vertical="true"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31" draw:style-name="gr1" draw:text-style-name="P1" draw:layer="layout" svg:width="9.705cm" svg:height="0.931cm" svg:x="5.788cm" svg:y="7.189cm">
          <text:p text:style-name="P4"><text:span text:style-name="T7">敵は画面に残り続け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標準" presentation:presentation-page-layout-name="AL1T0">
        <draw:custom-shape draw:name="テキスト ボックス 9" draw:style-name="gr6" draw:text-style-name="P1" draw:layer="layout" svg:width="28.692cm" svg:height="1.949cm" svg:x="0.921cm" svg:y="0.268cm">
          <text:p text:style-name="P4"><text:span text:style-name="T5">ゲーム画面</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l31284 62">
          <text:p/>
        </draw:connector>
        <draw:custom-shape draw:name="ハート 3" draw:style-name="gr13" draw:text-style-name="P1" draw:layer="layout" svg:width="0.59cm" svg:height="0.59cm" svg:x="4.053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ハート 7" draw:style-name="gr13" draw:text-style-name="P1" draw:layer="layout" svg:width="0.59cm" svg:height="0.59cm" svg:x="4.924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テキスト ボックス 4" draw:style-name="gr1" draw:text-style-name="P1" draw:layer="layout" svg:width="2.794cm" svg:height="1.017cm" svg:x="3.933cm" svg:y="16.54cm">
          <text:p text:style-name="P4"><text:span text:style-name="T4">残機</text:span></text:p>
          <draw:enhanced-geometry svg:viewBox="0 0 21600 21600" draw:type="rectangle" draw:enhanced-path="M 0 0 L 21600 0 21600 21600 0 21600 0 0 Z N"/>
        </draw:custom-shape>
        <draw:frame draw:name="図 10" draw:style-name="gr5" draw:text-style-name="P3" draw:layer="layout" svg:width="2.24cm" svg:height="2.153cm" svg:x="15.003cm" svg:y="2.783cm">
          <draw:image xlink:href="Pictures/10000201000000F0000000E89911C6D6.png" xlink:type="simple" xlink:show="embed" xlink:actuate="onLoad">
            <text:p/>
          </draw:image>
        </draw:frame>
        <draw:custom-shape draw:name="正方形/長方形 2" draw:style-name="gr8" draw:text-style-name="P1" draw:layer="layout" svg:width="26.551cm" svg:height="16.434cm" svg:x="3.648cm" svg:y="2.216cm">
          <text:p/>
          <draw:enhanced-geometry svg:viewBox="0 0 21600 21600" draw:type="rectangle" draw:enhanced-path="M 0 0 L 21600 0 21600 21600 0 21600 0 0 Z N"/>
        </draw:custom-shape>
        <draw:frame draw:name="グラフィックス 11" draw:style-name="gr5" draw:text-style-name="P3" draw:layer="layout" svg:width="1.711cm" svg:height="1.955cm" svg:x="23.954cm" svg:y="12.795cm">
          <draw:image xlink:href="Pictures/1000020100000180000001804549AE70.png" xlink:type="simple" xlink:show="embed" xlink:actuate="onLoad">
            <text:p/>
          </draw:image>
        </draw:frame>
        <draw:frame draw:name="グラフィックス 14" draw:style-name="gr5" draw:text-style-name="P3" draw:layer="layout" svg:width="1.619cm" svg:height="1.955cm" svg:x="9.448cm" svg:y="3.675cm">
          <draw:image xlink:href="Pictures/1000020100000180000001804549AE70.png" xlink:type="simple" xlink:show="embed" xlink:actuate="onLoad">
            <text:p/>
          </draw:image>
        </draw:frame>
        <draw:custom-shape draw:name="スマイル 16" draw:style-name="gr2" draw:text-style-name="P1" draw:layer="layout" svg:width="4.824cm" svg:height="1.151cm" draw:transform="rotate (-0.645771823238967) translate (16.35cm 12.6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楕円 18" draw:style-name="gr10" draw:text-style-name="P1" draw:layer="layout" svg:width="0.404cm" svg:height="0.404cm" svg:x="9.65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1" draw:style-name="gr10" draw:text-style-name="P1" draw:layer="layout" svg:width="0.404cm" svg:height="0.404cm" svg:x="10.372cm" svg:y="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9" draw:style-name="gr10" draw:text-style-name="P1" draw:layer="layout" svg:width="0.404cm" svg:height="0.404cm" svg:x="9.656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0" draw:style-name="gr10" draw:text-style-name="P1" draw:layer="layout" svg:width="0.404cm" svg:height="0.404cm" svg:x="10.372cm" svg:y="8.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4" draw:style-name="gr10" draw:text-style-name="P1" draw:layer="layout" svg:width="0.404cm" svg:height="0.404cm" svg:x="9.469cm" svg:y="10.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5" draw:style-name="gr10" draw:text-style-name="P1" draw:layer="layout" svg:width="0.404cm" svg:height="0.404cm" svg:x="10.185cm" svg:y="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6" draw:style-name="gr10" draw:text-style-name="P1" draw:layer="layout" svg:width="0.404cm" svg:height="0.404cm" svg:x="9.469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7" draw:style-name="gr10" draw:text-style-name="P1" draw:layer="layout" svg:width="0.404cm" svg:height="0.404cm" svg:x="10.185cm" svg:y="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8" draw:style-name="gr10" draw:text-style-name="P1" draw:layer="layout" svg:width="0.404cm" svg:height="0.404cm" svg:x="24.597cm" svg:y="15.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9" draw:style-name="gr10" draw:text-style-name="P1" draw:layer="layout" svg:width="0.404cm" svg:height="0.404cm" svg:x="21.422cm" svg:y="1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0" draw:style-name="gr10" draw:text-style-name="P1" draw:layer="layout" svg:width="0.404cm" svg:height="0.404cm" svg:x="20.706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5" draw:style-name="gr10" draw:text-style-name="P1" draw:layer="layout" svg:width="0.404cm" svg:height="0.404cm" svg:x="22.449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6" draw:style-name="gr10" draw:text-style-name="P1" draw:layer="layout" svg:width="0.404cm" svg:height="0.404cm" svg:x="15.601cm" svg:y="5.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7" draw:style-name="gr10" draw:text-style-name="P1" draw:layer="layout" svg:width="0.404cm" svg:height="0.404cm" svg:x="16.348cm" svg:y="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48" draw:style-name="gr5" draw:text-style-name="P3" draw:layer="layout" svg:width="1.619cm" svg:height="1.955cm" svg:x="7.549cm" svg:y="4.64cm">
          <draw:image xlink:href="Pictures/1000020100000180000001804549AE70.png" xlink:type="simple" xlink:show="embed" xlink:actuate="onLoad">
            <text:p/>
          </draw:image>
        </draw:frame>
        <draw:frame draw:name="グラフィックス 50" draw:style-name="gr5" draw:text-style-name="P3" draw:layer="layout" svg:width="1.711cm" svg:height="1.955cm" svg:x="25.884cm" svg:y="13.885cm">
          <draw:image xlink:href="Pictures/1000020100000180000001804549AE70.png" xlink:type="simple" xlink:show="embed" xlink:actuate="onLoad">
            <text:p/>
          </draw:image>
        </draw:frame>
        <draw:custom-shape draw:name="楕円 51" draw:style-name="gr10" draw:text-style-name="P1" draw:layer="layout" svg:width="0.404cm" svg:height="0.404cm" svg:x="7.757cm" svg:y="7.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2" draw:style-name="gr10" draw:text-style-name="P1" draw:layer="layout" svg:width="0.404cm" svg:height="0.404cm" svg:x="8.473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3" draw:style-name="gr10" draw:text-style-name="P1" draw:layer="layout" svg:width="0.404cm" svg:height="0.404cm" svg:x="7.57cm" svg:y="9.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4" draw:style-name="gr10" draw:text-style-name="P1" draw:layer="layout" svg:width="0.404cm" svg:height="0.404cm" svg:x="8.286cm" svg:y="10.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5" draw:style-name="gr10" draw:text-style-name="P1" draw:layer="layout" svg:width="0.404cm" svg:height="0.404cm" svg:x="7.57cm" svg:y="1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6" draw:style-name="gr10" draw:text-style-name="P1" draw:layer="layout" svg:width="0.404cm" svg:height="0.404cm" svg:x="8.286cm" svg:y="12.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7" draw:style-name="gr10" draw:text-style-name="P1" draw:layer="layout" svg:width="0.404cm" svg:height="0.404cm" svg:x="22.667cm" svg:y="1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8" draw:style-name="gr10" draw:text-style-name="P1" draw:layer="layout" svg:width="0.404cm" svg:height="0.404cm" svg:x="25.749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2" draw:style-name="gr10" draw:text-style-name="P1" draw:layer="layout" svg:width="0.404cm" svg:height="0.404cm" svg:x="24.41cm" svg:y="12.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3" draw:style-name="gr10" draw:text-style-name="P1" draw:layer="layout" svg:width="0.404cm" svg:height="0.404cm" svg:x="15.041cm" svg:y="6.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4" draw:style-name="gr10" draw:text-style-name="P1" draw:layer="layout" svg:width="0.404cm" svg:height="0.404cm" svg:x="15.788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5" draw:style-name="gr10" draw:text-style-name="P1" draw:layer="layout" svg:width="0.404cm" svg:height="0.404cm" svg:x="16.815cm" svg:y="6.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6" draw:style-name="gr10" draw:text-style-name="P1" draw:layer="layout" svg:width="0.404cm" svg:height="0.404cm" svg:x="17.562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7" draw:style-name="gr10" draw:text-style-name="P1" draw:layer="layout" svg:width="0.404cm" svg:height="0.404cm" svg:x="16.255cm" svg:y="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8" draw:style-name="gr10" draw:text-style-name="P1" draw:layer="layout" svg:width="0.404cm" svg:height="0.404cm" svg:x="17.002cm" svg:y="8.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3" draw:style-name="gr10" draw:text-style-name="P1" draw:layer="layout" svg:width="0.404cm" svg:height="0.404cm" svg:x="14.792cm" svg:y="7.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4" draw:style-name="gr10" draw:text-style-name="P1" draw:layer="layout" svg:width="0.404cm" svg:height="0.404cm" svg:x="15.539cm" svg:y="7.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5" draw:style-name="gr10" draw:text-style-name="P1" draw:layer="layout" svg:width="0.404cm" svg:height="0.404cm" svg:x="14.231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6" draw:style-name="gr10" draw:text-style-name="P1" draw:layer="layout" svg:width="0.404cm" svg:height="0.404cm" svg:x="14.979cm" svg:y="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7" draw:style-name="gr10" draw:text-style-name="P1" draw:layer="layout" svg:width="0.404cm" svg:height="0.404cm" svg:x="16.691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8" draw:style-name="gr10" draw:text-style-name="P1" draw:layer="layout" svg:width="0.404cm" svg:height="0.404cm" svg:x="17.438cm" svg:y="9.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9" draw:style-name="gr10" draw:text-style-name="P1" draw:layer="layout" svg:width="0.404cm" svg:height="0.404cm" svg:x="16.13cm" svg:y="9.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0" draw:style-name="gr10" draw:text-style-name="P1" draw:layer="layout" svg:width="0.404cm" svg:height="0.404cm" svg:x="16.877cm" svg:y="1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5" draw:style-name="gr10" draw:text-style-name="P1" draw:layer="layout" svg:width="0.404cm" svg:height="0.404cm" svg:x="15.881cm" svg:y="10.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6" draw:style-name="gr10" draw:text-style-name="P1" draw:layer="layout" svg:width="0.404cm" svg:height="0.404cm" svg:x="16.628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7" draw:style-name="gr10" draw:text-style-name="P1" draw:layer="layout" svg:width="0.404cm" svg:height="0.404cm" svg:x="15.321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8" draw:style-name="gr10" draw:text-style-name="P1" draw:layer="layout" svg:width="0.404cm" svg:height="0.404cm" svg:x="16.068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9" draw:style-name="gr10" draw:text-style-name="P1" draw:layer="layout" svg:width="0.404cm" svg:height="0.404cm" svg:x="13.98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0" draw:style-name="gr10" draw:text-style-name="P1" draw:layer="layout" svg:width="0.404cm" svg:height="0.404cm" svg:x="14.73cm" svg:y="9.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1" draw:style-name="gr10" draw:text-style-name="P1" draw:layer="layout" svg:width="0.404cm" svg:height="0.404cm" svg:x="13.422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2" draw:style-name="gr10" draw:text-style-name="P1" draw:layer="layout" svg:width="0.404cm" svg:height="0.404cm" svg:x="14.169cm" svg:y="1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3" draw:style-name="gr10" draw:text-style-name="P1" draw:layer="layout" svg:width="0.404cm" svg:height="0.404cm" svg:x="15.196cm" svg:y="10.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4" draw:style-name="gr10" draw:text-style-name="P1" draw:layer="layout" svg:width="0.404cm" svg:height="0.404cm" svg:x="15.943cm" svg:y="1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5" draw:style-name="gr10" draw:text-style-name="P1" draw:layer="layout" svg:width="0.404cm" svg:height="0.404cm" svg:x="14.636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6" draw:style-name="gr10" draw:text-style-name="P1" draw:layer="layout" svg:width="0.404cm" svg:height="0.404cm" svg:x="15.383cm" svg:y="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7" draw:style-name="gr10" draw:text-style-name="P1" draw:layer="layout" svg:width="0.404cm" svg:height="0.404cm" svg:x="13.173cm" svg:y="1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8" draw:style-name="gr10" draw:text-style-name="P1" draw:layer="layout" svg:width="0.404cm" svg:height="0.404cm" svg:x="13.92cm" svg:y="11.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9" draw:style-name="gr10" draw:text-style-name="P1" draw:layer="layout" svg:width="0.404cm" svg:height="0.404cm" svg:x="12.613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0" draw:style-name="gr10" draw:text-style-name="P1" draw:layer="layout" svg:width="0.404cm" svg:height="0.404cm" svg:x="13.36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5" draw:style-name="gr10" draw:text-style-name="P1" draw:layer="layout" svg:width="0.404cm" svg:height="0.404cm" svg:x="12.986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6" draw:style-name="gr10" draw:text-style-name="P1" draw:layer="layout" svg:width="0.404cm" svg:height="0.404cm" svg:x="13.733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7" draw:style-name="gr10" draw:text-style-name="P1" draw:layer="layout" svg:width="0.404cm" svg:height="0.404cm" svg:x="15.445cm" svg:y="13.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8" draw:style-name="gr10" draw:text-style-name="P1" draw:layer="layout" svg:width="0.404cm" svg:height="0.404cm" svg:x="14.885cm" svg:y="1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9" draw:style-name="gr10" draw:text-style-name="P1" draw:layer="layout" svg:width="0.404cm" svg:height="0.404cm" svg:x="14.636cm" svg:y="15.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0" draw:style-name="gr10" draw:text-style-name="P1" draw:layer="layout" svg:width="0.404cm" svg:height="0.404cm" svg:x="15.383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1" draw:style-name="gr10" draw:text-style-name="P1" draw:layer="layout" svg:width="0.404cm" svg:height="0.404cm" svg:x="14.076cm" svg:y="16.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2" draw:style-name="gr10" draw:text-style-name="P1" draw:layer="layout" svg:width="0.404cm" svg:height="0.404cm" svg:x="14.823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3" draw:style-name="gr10" draw:text-style-name="P1" draw:layer="layout" svg:width="0.404cm" svg:height="0.404cm" svg:x="12.737cm" svg:y="14.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4" draw:style-name="gr10" draw:text-style-name="P1" draw:layer="layout" svg:width="0.404cm" svg:height="0.404cm" svg:x="13.484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5" draw:style-name="gr10" draw:text-style-name="P1" draw:layer="layout" svg:width="0.404cm" svg:height="0.404cm" svg:x="12.177cm" svg:y="1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6" draw:style-name="gr10" draw:text-style-name="P1" draw:layer="layout" svg:width="0.404cm" svg:height="0.404cm" svg:x="12.924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7" draw:style-name="gr10" draw:text-style-name="P1" draw:layer="layout" svg:width="0.404cm" svg:height="0.404cm" svg:x="13.951cm" svg:y="1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8" draw:style-name="gr10" draw:text-style-name="P1" draw:layer="layout" svg:width="0.404cm" svg:height="0.404cm" svg:x="14.698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9" draw:style-name="gr10" draw:text-style-name="P1" draw:layer="layout" svg:width="0.404cm" svg:height="0.404cm" svg:x="13.391cm" svg:y="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0" draw:style-name="gr10" draw:text-style-name="P1" draw:layer="layout" svg:width="0.404cm" svg:height="0.404cm" svg:x="14.138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1" draw:style-name="gr10" draw:text-style-name="P1" draw:layer="layout" svg:width="0.404cm" svg:height="0.404cm" svg:x="11.928cm" svg:y="15.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2" draw:style-name="gr10" draw:text-style-name="P1" draw:layer="layout" svg:width="0.404cm" svg:height="0.404cm" svg:x="12.675cm" svg:y="16.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3" draw:style-name="gr10" draw:text-style-name="P1" draw:layer="layout" svg:width="0.404cm" svg:height="0.404cm" svg:x="11.368cm" svg:y="1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4" draw:style-name="gr10" draw:text-style-name="P1" draw:layer="layout" svg:width="0.404cm" svg:height="0.404cm" svg:x="12.115cm" svg:y="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5" draw:style-name="gr10" draw:text-style-name="P1" draw:layer="layout" svg:width="0.404cm" svg:height="0.404cm" svg:x="10.776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6" draw:style-name="gr10" draw:text-style-name="P1" draw:layer="layout" svg:width="0.404cm" svg:height="0.404cm" svg:x="9.874cm" svg:y="14.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7" draw:style-name="gr10" draw:text-style-name="P1" draw:layer="layout" svg:width="0.404cm" svg:height="0.404cm" svg:x="10.59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8" draw:style-name="gr10" draw:text-style-name="P1" draw:layer="layout" svg:width="0.404cm" svg:height="0.404cm" svg:x="9.874cm" svg:y="1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0" draw:style-name="gr10" draw:text-style-name="P1" draw:layer="layout" svg:width="0.404cm" svg:height="0.404cm" svg:x="7.975cm" svg:y="14.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1" draw:style-name="gr10" draw:text-style-name="P1" draw:layer="layout" svg:width="0.404cm" svg:height="0.404cm" svg:x="8.691cm" svg:y="15.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2" draw:style-name="gr10" draw:text-style-name="P1" draw:layer="layout" svg:width="0.404cm" svg:height="0.404cm" svg:x="7.97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3" draw:style-name="gr10" draw:text-style-name="P1" draw:layer="layout" svg:width="0.404cm" svg:height="0.404cm" svg:x="8.691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4" draw:style-name="gr10" draw:text-style-name="P1" draw:layer="layout" svg:width="0.404cm" svg:height="0.404cm" svg:x="24.659cm" svg:y="1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5" draw:style-name="gr10" draw:text-style-name="P1" draw:layer="layout" svg:width="0.404cm" svg:height="0.404cm" svg:x="23.756cm" svg:y="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6" draw:style-name="gr10" draw:text-style-name="P1" draw:layer="layout" svg:width="0.404cm" svg:height="0.404cm" svg:x="20.581cm" svg:y="10.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7" draw:style-name="gr10" draw:text-style-name="P1" draw:layer="layout" svg:width="0.404cm" svg:height="0.404cm" svg:x="19.866cm" svg:y="11.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8" draw:style-name="gr10" draw:text-style-name="P1" draw:layer="layout" svg:width="0.404cm" svg:height="0.404cm" svg:x="20.581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9" draw:style-name="gr10" draw:text-style-name="P1" draw:layer="layout" svg:width="0.404cm" svg:height="0.404cm" svg:x="21.858cm" svg:y="1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40" draw:style-name="gr10" draw:text-style-name="P1" draw:layer="layout" svg:width="0.404cm" svg:height="0.404cm" svg:x="22.574cm" svg:y="1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41" draw:style-name="gr10" draw:text-style-name="P1" draw:layer="layout" svg:width="0.404cm" svg:height="0.404cm" svg:x="17.967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42" draw:style-name="gr10" draw:text-style-name="P1" draw:layer="layout" svg:width="0.404cm" svg:height="0.404cm" svg:x="18.683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テキスト ボックス 143" draw:style-name="gr1" draw:text-style-name="P1" draw:layer="layout" svg:width="2.794cm" svg:height="1.017cm" svg:x="17.971cm" svg:y="15.481cm">
          <text:p text:style-name="P4"><text:span text:style-name="T4">PL</text:span></text:p>
          <draw:enhanced-geometry svg:viewBox="0 0 21600 21600" draw:type="rectangle" draw:enhanced-path="M 0 0 L 21600 0 21600 21600 0 21600 0 0 Z N"/>
        </draw:custom-shape>
        <draw:custom-shape draw:name="テキスト ボックス 144" draw:style-name="gr1" draw:text-style-name="P1" draw:layer="layout" svg:width="2.794cm" svg:height="1.017cm" svg:x="15.014cm" svg:y="1.91cm">
          <text:p text:style-name="P4"><text:span text:style-name="T4">BOSS</text:span></text:p>
          <draw:enhanced-geometry svg:viewBox="0 0 21600 21600" draw:type="rectangle" draw:enhanced-path="M 0 0 L 21600 0 21600 21600 0 21600 0 0 Z N"/>
        </draw:custom-shape>
        <draw:frame draw:name="グラフィックス 147" draw:style-name="gr5" draw:text-style-name="P3" draw:layer="layout" svg:width="1.619cm" svg:height="1.955cm" svg:x="5.526cm" svg:y="6.01cm">
          <draw:image xlink:href="Pictures/1000020100000180000001804549AE70.png" xlink:type="simple" xlink:show="embed" xlink:actuate="onLoad">
            <text:p/>
          </draw:image>
        </draw:frame>
        <draw:frame draw:name="グラフィックス 148" draw:style-name="gr5" draw:text-style-name="P3" draw:layer="layout" svg:width="2.116cm" svg:height="1.986cm" svg:x="27.938cm" svg:y="15.659cm">
          <draw:image xlink:href="Pictures/1000020100000180000001804549AE70.png" xlink:type="simple" xlink:show="embed" xlink:actuate="onLoad">
            <text:p/>
          </draw:image>
        </draw:frame>
        <draw:custom-shape draw:name="楕円 157" draw:style-name="gr10" draw:text-style-name="P1" draw:layer="layout" svg:width="0.404cm" svg:height="0.404cm" svg:x="5.609cm" svg:y="8.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8" draw:style-name="gr10" draw:text-style-name="P1" draw:layer="layout" svg:width="0.404cm" svg:height="0.404cm" svg:x="6.325cm" svg:y="9.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9" draw:style-name="gr10" draw:text-style-name="P1" draw:layer="layout" svg:width="0.404cm" svg:height="0.404cm" svg:x="5.609cm" svg:y="9.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0" draw:style-name="gr10" draw:text-style-name="P1" draw:layer="layout" svg:width="0.404cm" svg:height="0.404cm" svg:x="6.325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1" draw:style-name="gr10" draw:text-style-name="P1" draw:layer="layout" svg:width="0.404cm" svg:height="0.404cm" svg:x="6.014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2" draw:style-name="gr10" draw:text-style-name="P1" draw:layer="layout" svg:width="0.404cm" svg:height="0.404cm" svg:x="6.73cm" svg:y="1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3" draw:style-name="gr10" draw:text-style-name="P1" draw:layer="layout" svg:width="0.404cm" svg:height="0.404cm" svg:x="6.014cm" svg:y="14.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4" draw:style-name="gr10" draw:text-style-name="P1" draw:layer="layout" svg:width="0.404cm" svg:height="0.404cm" svg:x="6.73cm" svg:y="15.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9" draw:style-name="gr10" draw:text-style-name="P1" draw:layer="layout" svg:width="0.404cm" svg:height="0.404cm" svg:x="26.153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70" draw:style-name="gr10" draw:text-style-name="P1" draw:layer="layout" svg:width="0.404cm" svg:height="0.404cm" svg:x="26.869cm" svg:y="14.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71" draw:style-name="gr10" draw:text-style-name="P1" draw:layer="layout" svg:width="0.404cm" svg:height="0.404cm" svg:x="26.153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72" draw:style-name="gr10" draw:text-style-name="P1" draw:layer="layout" svg:width="0.404cm" svg:height="0.404cm" svg:x="22.978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73" draw:style-name="gr5" draw:text-style-name="P3" draw:layer="layout" svg:width="1.619cm" svg:height="1.955cm" svg:x="5.619cm" svg:y="2.243cm">
          <draw:image xlink:href="Pictures/1000020100000180000001804549AE70.png" xlink:type="simple" xlink:show="embed" xlink:actuate="onLoad">
            <text:p/>
          </draw:image>
        </draw:frame>
        <draw:frame draw:name="グラフィックス 174" draw:style-name="gr5" draw:text-style-name="P3" draw:layer="layout" svg:width="1.711cm" svg:height="1.955cm" svg:x="27.938cm" svg:y="11.799cm">
          <draw:image xlink:href="Pictures/1000020100000180000001804549AE70.png" xlink:type="simple" xlink:show="embed" xlink:actuate="onLoad">
            <text:p/>
          </draw:image>
        </draw:frame>
        <draw:custom-shape draw:name="吹き出し: 円形 1" draw:style-name="gr16" draw:text-style-name="P1" draw:layer="layout" svg:width="10.427cm" svg:height="3.143cm" svg:x="12.865cm" svg:y="5.749cm">
          <text:p/>
          <draw:enhanced-geometry svg:viewBox="0 0 21600 21600" draw:glue-points="10800 0 3160 3160 0 10800 3160 18440 10800 21600 18440 18440 21600 10800 18440 3160 ?f14 ?f15" draw:text-areas="3200 3200 18400 18400" draw:mirror-vertical="true"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5" draw:style-name="gr1" draw:text-style-name="P1" draw:layer="layout" svg:width="9.736cm" svg:height="2.283cm" svg:x="13.819cm" svg:y="6.131cm">
          <text:p text:style-name="P4"><text:span text:style-name="T7">敵の攻撃を耐え続けたらボス出現</text:span></text:p>
          <text:p text:style-name="P4"><text:span text:style-name="T7"/></text:p>
          <text:p text:style-name="P4"><text:span text:style-name="T7">ボスを倒したらステージクリア</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標準" presentation:presentation-page-layout-name="AL1T0">
        <draw:connector draw:name="直線矢印コネクタ 5" draw:style-name="gr3" draw:text-style-name="P3" draw:layer="layout" svg:x1="9.78cm" svg:y1="7.383cm" svg:x2="18.807cm" svg:y2="14.822cm" svg:d="M9780 7383l9027 7439">
          <text:p/>
        </draw:connector>
        <draw:custom-shape draw:name="テキスト ボックス 9" draw:style-name="gr6" draw:text-style-name="P1" draw:layer="layout" svg:width="28.692cm" svg:height="1.949cm" svg:x="0.921cm" svg:y="0.268cm">
          <text:p text:style-name="P4"><text:span text:style-name="T5">ゲーム画面</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l31284 62">
          <text:p/>
        </draw:connector>
        <draw:custom-shape draw:name="ハート 3" draw:style-name="gr13" draw:text-style-name="P1" draw:layer="layout" svg:width="0.59cm" svg:height="0.59cm" svg:x="4.053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ハート 7" draw:style-name="gr13" draw:text-style-name="P1" draw:layer="layout" svg:width="0.59cm" svg:height="0.59cm" svg:x="4.924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テキスト ボックス 4" draw:style-name="gr1" draw:text-style-name="P1" draw:layer="layout" svg:width="2.794cm" svg:height="1.017cm" svg:x="3.933cm" svg:y="16.54cm">
          <text:p text:style-name="P4"><text:span text:style-name="T4">残機</text:span></text:p>
          <draw:enhanced-geometry svg:viewBox="0 0 21600 21600" draw:type="rectangle" draw:enhanced-path="M 0 0 L 21600 0 21600 21600 0 21600 0 0 Z N"/>
        </draw:custom-shape>
        <draw:frame draw:name="図 10" draw:style-name="gr5" draw:text-style-name="P3" draw:layer="layout" svg:width="2.24cm" svg:height="2.153cm" svg:x="15.003cm" svg:y="2.783cm">
          <draw:image xlink:href="Pictures/10000201000000F0000000E89911C6D6.png" xlink:type="simple" xlink:show="embed" xlink:actuate="onLoad">
            <text:p/>
          </draw:image>
        </draw:frame>
        <draw:custom-shape draw:name="正方形/長方形 2" draw:style-name="gr8" draw:text-style-name="P1" draw:layer="layout" svg:width="26.551cm" svg:height="16.434cm" svg:x="3.648cm" svg:y="2.216cm">
          <text:p/>
          <draw:enhanced-geometry svg:viewBox="0 0 21600 21600" draw:type="rectangle" draw:enhanced-path="M 0 0 L 21600 0 21600 21600 0 21600 0 0 Z N"/>
        </draw:custom-shape>
        <draw:frame draw:name="グラフィックス 14" draw:style-name="gr5" draw:text-style-name="P3" draw:layer="layout" svg:width="1.619cm" svg:height="1.955cm" svg:x="9.448cm" svg:y="3.675cm">
          <draw:image xlink:href="Pictures/1000020100000180000001805A1E2317.png" xlink:type="simple" xlink:show="embed" xlink:actuate="onLoad">
            <text:p/>
          </draw:image>
        </draw:frame>
        <draw:custom-shape draw:name="スマイル 16" draw:style-name="gr2" draw:text-style-name="P1" draw:layer="layout" svg:width="1.182cm" svg:height="1.182cm" svg:x="8.691cm" svg:y="6.2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楕円 18" draw:style-name="gr10" draw:text-style-name="P1" draw:layer="layout" svg:width="0.404cm" svg:height="0.404cm" svg:x="9.65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1" draw:style-name="gr11" draw:text-style-name="P1" draw:layer="layout" svg:width="0.404cm" svg:height="0.404cm" svg:x="10.372cm" svg:y="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9" draw:style-name="gr11" draw:text-style-name="P1" draw:layer="layout" svg:width="0.404cm" svg:height="0.404cm" svg:x="9.656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0" draw:style-name="gr11" draw:text-style-name="P1" draw:layer="layout" svg:width="0.404cm" svg:height="0.404cm" svg:x="10.372cm" svg:y="8.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4" draw:style-name="gr10" draw:text-style-name="P1" draw:layer="layout" svg:width="0.404cm" svg:height="0.404cm" svg:x="9.469cm" svg:y="10.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5" draw:style-name="gr10" draw:text-style-name="P1" draw:layer="layout" svg:width="0.404cm" svg:height="0.404cm" svg:x="10.185cm" svg:y="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6" draw:style-name="gr10" draw:text-style-name="P1" draw:layer="layout" svg:width="0.404cm" svg:height="0.404cm" svg:x="9.469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7" draw:style-name="gr10" draw:text-style-name="P1" draw:layer="layout" svg:width="0.404cm" svg:height="0.404cm" svg:x="10.185cm" svg:y="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6" draw:style-name="gr10" draw:text-style-name="P1" draw:layer="layout" svg:width="0.404cm" svg:height="0.404cm" svg:x="15.601cm" svg:y="5.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7" draw:style-name="gr10" draw:text-style-name="P1" draw:layer="layout" svg:width="0.404cm" svg:height="0.404cm" svg:x="16.348cm" svg:y="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48" draw:style-name="gr5" draw:text-style-name="P3" draw:layer="layout" svg:width="1.619cm" svg:height="1.955cm" svg:x="7.549cm" svg:y="4.64cm">
          <draw:image xlink:href="Pictures/1000020100000180000001805A1E2317.png" xlink:type="simple" xlink:show="embed" xlink:actuate="onLoad">
            <text:p/>
          </draw:image>
        </draw:frame>
        <draw:custom-shape draw:name="楕円 51" draw:style-name="gr10" draw:text-style-name="P1" draw:layer="layout" svg:width="0.404cm" svg:height="0.404cm" svg:x="7.757cm" svg:y="7.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2" draw:style-name="gr10" draw:text-style-name="P1" draw:layer="layout" svg:width="0.404cm" svg:height="0.404cm" svg:x="8.473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3" draw:style-name="gr10" draw:text-style-name="P1" draw:layer="layout" svg:width="0.404cm" svg:height="0.404cm" svg:x="7.57cm" svg:y="9.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4" draw:style-name="gr10" draw:text-style-name="P1" draw:layer="layout" svg:width="0.404cm" svg:height="0.404cm" svg:x="8.286cm" svg:y="10.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5" draw:style-name="gr10" draw:text-style-name="P1" draw:layer="layout" svg:width="0.404cm" svg:height="0.404cm" svg:x="7.57cm" svg:y="1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6" draw:style-name="gr10" draw:text-style-name="P1" draw:layer="layout" svg:width="0.404cm" svg:height="0.404cm" svg:x="8.286cm" svg:y="12.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3" draw:style-name="gr10" draw:text-style-name="P1" draw:layer="layout" svg:width="0.404cm" svg:height="0.404cm" svg:x="15.041cm" svg:y="6.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4" draw:style-name="gr10" draw:text-style-name="P1" draw:layer="layout" svg:width="0.404cm" svg:height="0.404cm" svg:x="15.788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5" draw:style-name="gr10" draw:text-style-name="P1" draw:layer="layout" svg:width="0.404cm" svg:height="0.404cm" svg:x="16.815cm" svg:y="6.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6" draw:style-name="gr10" draw:text-style-name="P1" draw:layer="layout" svg:width="0.404cm" svg:height="0.404cm" svg:x="17.562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7" draw:style-name="gr10" draw:text-style-name="P1" draw:layer="layout" svg:width="0.404cm" svg:height="0.404cm" svg:x="16.255cm" svg:y="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8" draw:style-name="gr10" draw:text-style-name="P1" draw:layer="layout" svg:width="0.404cm" svg:height="0.404cm" svg:x="17.002cm" svg:y="8.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3" draw:style-name="gr10" draw:text-style-name="P1" draw:layer="layout" svg:width="0.404cm" svg:height="0.404cm" svg:x="14.792cm" svg:y="7.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4" draw:style-name="gr10" draw:text-style-name="P1" draw:layer="layout" svg:width="0.404cm" svg:height="0.404cm" svg:x="15.539cm" svg:y="7.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5" draw:style-name="gr10" draw:text-style-name="P1" draw:layer="layout" svg:width="0.404cm" svg:height="0.404cm" svg:x="14.231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6" draw:style-name="gr10" draw:text-style-name="P1" draw:layer="layout" svg:width="0.404cm" svg:height="0.404cm" svg:x="14.979cm" svg:y="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7" draw:style-name="gr10" draw:text-style-name="P1" draw:layer="layout" svg:width="0.404cm" svg:height="0.404cm" svg:x="16.691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8" draw:style-name="gr10" draw:text-style-name="P1" draw:layer="layout" svg:width="0.404cm" svg:height="0.404cm" svg:x="17.438cm" svg:y="9.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9" draw:style-name="gr10" draw:text-style-name="P1" draw:layer="layout" svg:width="0.404cm" svg:height="0.404cm" svg:x="16.13cm" svg:y="9.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0" draw:style-name="gr10" draw:text-style-name="P1" draw:layer="layout" svg:width="0.404cm" svg:height="0.404cm" svg:x="16.877cm" svg:y="1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5" draw:style-name="gr10" draw:text-style-name="P1" draw:layer="layout" svg:width="0.404cm" svg:height="0.404cm" svg:x="15.881cm" svg:y="10.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6" draw:style-name="gr10" draw:text-style-name="P1" draw:layer="layout" svg:width="0.404cm" svg:height="0.404cm" svg:x="16.628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7" draw:style-name="gr11" draw:text-style-name="P1" draw:layer="layout" svg:width="0.404cm" svg:height="0.404cm" svg:x="15.321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8" draw:style-name="gr11" draw:text-style-name="P1" draw:layer="layout" svg:width="0.404cm" svg:height="0.404cm" svg:x="16.068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9" draw:style-name="gr10" draw:text-style-name="P1" draw:layer="layout" svg:width="0.404cm" svg:height="0.404cm" svg:x="13.98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0" draw:style-name="gr10" draw:text-style-name="P1" draw:layer="layout" svg:width="0.404cm" svg:height="0.404cm" svg:x="14.73cm" svg:y="9.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1" draw:style-name="gr11" draw:text-style-name="P1" draw:layer="layout" svg:width="0.404cm" svg:height="0.404cm" svg:x="13.422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2" draw:style-name="gr11" draw:text-style-name="P1" draw:layer="layout" svg:width="0.404cm" svg:height="0.404cm" svg:x="14.169cm" svg:y="1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3" draw:style-name="gr11" draw:text-style-name="P1" draw:layer="layout" svg:width="0.404cm" svg:height="0.404cm" svg:x="15.196cm" svg:y="10.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4" draw:style-name="gr11" draw:text-style-name="P1" draw:layer="layout" svg:width="0.404cm" svg:height="0.404cm" svg:x="15.943cm" svg:y="1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5" draw:style-name="gr11" draw:text-style-name="P1" draw:layer="layout" svg:width="0.404cm" svg:height="0.404cm" svg:x="14.636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6" draw:style-name="gr11" draw:text-style-name="P1" draw:layer="layout" svg:width="0.404cm" svg:height="0.404cm" svg:x="15.383cm" svg:y="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7" draw:style-name="gr11" draw:text-style-name="P1" draw:layer="layout" svg:width="0.404cm" svg:height="0.404cm" svg:x="13.173cm" svg:y="1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8" draw:style-name="gr11" draw:text-style-name="P1" draw:layer="layout" svg:width="0.404cm" svg:height="0.404cm" svg:x="13.92cm" svg:y="11.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9" draw:style-name="gr10" draw:text-style-name="P1" draw:layer="layout" svg:width="0.404cm" svg:height="0.404cm" svg:x="12.613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0" draw:style-name="gr10" draw:text-style-name="P1" draw:layer="layout" svg:width="0.404cm" svg:height="0.404cm" svg:x="13.36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5" draw:style-name="gr10" draw:text-style-name="P1" draw:layer="layout" svg:width="0.404cm" svg:height="0.404cm" svg:x="12.986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6" draw:style-name="gr10" draw:text-style-name="P1" draw:layer="layout" svg:width="0.404cm" svg:height="0.404cm" svg:x="13.733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7" draw:style-name="gr10" draw:text-style-name="P1" draw:layer="layout" svg:width="0.404cm" svg:height="0.404cm" svg:x="15.445cm" svg:y="13.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8" draw:style-name="gr10" draw:text-style-name="P1" draw:layer="layout" svg:width="0.404cm" svg:height="0.404cm" svg:x="14.885cm" svg:y="1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9" draw:style-name="gr10" draw:text-style-name="P1" draw:layer="layout" svg:width="0.404cm" svg:height="0.404cm" svg:x="14.636cm" svg:y="15.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0" draw:style-name="gr10" draw:text-style-name="P1" draw:layer="layout" svg:width="0.404cm" svg:height="0.404cm" svg:x="15.383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1" draw:style-name="gr10" draw:text-style-name="P1" draw:layer="layout" svg:width="0.404cm" svg:height="0.404cm" svg:x="14.076cm" svg:y="16.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2" draw:style-name="gr10" draw:text-style-name="P1" draw:layer="layout" svg:width="0.404cm" svg:height="0.404cm" svg:x="14.823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3" draw:style-name="gr10" draw:text-style-name="P1" draw:layer="layout" svg:width="0.404cm" svg:height="0.404cm" svg:x="12.737cm" svg:y="14.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4" draw:style-name="gr10" draw:text-style-name="P1" draw:layer="layout" svg:width="0.404cm" svg:height="0.404cm" svg:x="13.484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5" draw:style-name="gr10" draw:text-style-name="P1" draw:layer="layout" svg:width="0.404cm" svg:height="0.404cm" svg:x="12.177cm" svg:y="1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6" draw:style-name="gr10" draw:text-style-name="P1" draw:layer="layout" svg:width="0.404cm" svg:height="0.404cm" svg:x="12.924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7" draw:style-name="gr10" draw:text-style-name="P1" draw:layer="layout" svg:width="0.404cm" svg:height="0.404cm" svg:x="13.951cm" svg:y="1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8" draw:style-name="gr10" draw:text-style-name="P1" draw:layer="layout" svg:width="0.404cm" svg:height="0.404cm" svg:x="14.698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9" draw:style-name="gr10" draw:text-style-name="P1" draw:layer="layout" svg:width="0.404cm" svg:height="0.404cm" svg:x="13.391cm" svg:y="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0" draw:style-name="gr10" draw:text-style-name="P1" draw:layer="layout" svg:width="0.404cm" svg:height="0.404cm" svg:x="14.138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1" draw:style-name="gr10" draw:text-style-name="P1" draw:layer="layout" svg:width="0.404cm" svg:height="0.404cm" svg:x="11.928cm" svg:y="15.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2" draw:style-name="gr10" draw:text-style-name="P1" draw:layer="layout" svg:width="0.404cm" svg:height="0.404cm" svg:x="12.675cm" svg:y="16.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3" draw:style-name="gr10" draw:text-style-name="P1" draw:layer="layout" svg:width="0.404cm" svg:height="0.404cm" svg:x="11.368cm" svg:y="1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4" draw:style-name="gr10" draw:text-style-name="P1" draw:layer="layout" svg:width="0.404cm" svg:height="0.404cm" svg:x="12.115cm" svg:y="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5" draw:style-name="gr10" draw:text-style-name="P1" draw:layer="layout" svg:width="0.404cm" svg:height="0.404cm" svg:x="10.776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6" draw:style-name="gr10" draw:text-style-name="P1" draw:layer="layout" svg:width="0.404cm" svg:height="0.404cm" svg:x="9.874cm" svg:y="14.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7" draw:style-name="gr10" draw:text-style-name="P1" draw:layer="layout" svg:width="0.404cm" svg:height="0.404cm" svg:x="10.59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8" draw:style-name="gr10" draw:text-style-name="P1" draw:layer="layout" svg:width="0.404cm" svg:height="0.404cm" svg:x="9.874cm" svg:y="1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9" draw:style-name="gr10" draw:text-style-name="P1" draw:layer="layout" svg:width="0.404cm" svg:height="0.404cm" svg:x="10.59cm" svg:y="17.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0" draw:style-name="gr10" draw:text-style-name="P1" draw:layer="layout" svg:width="0.404cm" svg:height="0.404cm" svg:x="7.975cm" svg:y="14.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1" draw:style-name="gr10" draw:text-style-name="P1" draw:layer="layout" svg:width="0.404cm" svg:height="0.404cm" svg:x="8.691cm" svg:y="15.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2" draw:style-name="gr10" draw:text-style-name="P1" draw:layer="layout" svg:width="0.404cm" svg:height="0.404cm" svg:x="7.97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3" draw:style-name="gr10" draw:text-style-name="P1" draw:layer="layout" svg:width="0.404cm" svg:height="0.404cm" svg:x="8.691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47" draw:style-name="gr5" draw:text-style-name="P3" draw:layer="layout" svg:width="1.619cm" svg:height="1.955cm" svg:x="5.526cm" svg:y="6.01cm">
          <draw:image xlink:href="Pictures/1000020100000180000001804549AE70.png" xlink:type="simple" xlink:show="embed" xlink:actuate="onLoad">
            <text:p/>
          </draw:image>
        </draw:frame>
        <draw:custom-shape draw:name="楕円 157" draw:style-name="gr10" draw:text-style-name="P1" draw:layer="layout" svg:width="0.404cm" svg:height="0.404cm" svg:x="5.609cm" svg:y="8.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8" draw:style-name="gr10" draw:text-style-name="P1" draw:layer="layout" svg:width="0.404cm" svg:height="0.404cm" svg:x="6.325cm" svg:y="9.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9" draw:style-name="gr10" draw:text-style-name="P1" draw:layer="layout" svg:width="0.404cm" svg:height="0.404cm" svg:x="5.609cm" svg:y="9.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0" draw:style-name="gr10" draw:text-style-name="P1" draw:layer="layout" svg:width="0.404cm" svg:height="0.404cm" svg:x="6.325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1" draw:style-name="gr10" draw:text-style-name="P1" draw:layer="layout" svg:width="0.404cm" svg:height="0.404cm" svg:x="6.014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2" draw:style-name="gr10" draw:text-style-name="P1" draw:layer="layout" svg:width="0.404cm" svg:height="0.404cm" svg:x="6.73cm" svg:y="1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3" draw:style-name="gr10" draw:text-style-name="P1" draw:layer="layout" svg:width="0.404cm" svg:height="0.404cm" svg:x="6.014cm" svg:y="14.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4" draw:style-name="gr10" draw:text-style-name="P1" draw:layer="layout" svg:width="0.404cm" svg:height="0.404cm" svg:x="6.73cm" svg:y="15.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73" draw:style-name="gr5" draw:text-style-name="P3" draw:layer="layout" svg:width="1.619cm" svg:height="1.955cm" svg:x="4.841cm" svg:y="2.15cm">
          <draw:image xlink:href="Pictures/1000020100000180000001804549AE70.png" xlink:type="simple" xlink:show="embed" xlink:actuate="onLoad">
            <text:p/>
          </draw:image>
        </draw:frame>
        <draw:frame draw:name="グラフィックス 149" draw:style-name="gr5" draw:text-style-name="P3" draw:layer="layout" svg:width="1.619cm" svg:height="1.955cm" draw:transform="rotate (0.92502450355682) translate (5.005cm 3.871cm)">
          <draw:image xlink:href="Pictures/1000020100000180000001804549AE70.png" xlink:type="simple" xlink:show="embed" xlink:actuate="onLoad">
            <text:p/>
          </draw:image>
        </draw:frame>
        <draw:custom-shape draw:name="爆発: 8 pt 1" draw:style-name="gr12" draw:text-style-name="P1" draw:layer="layout" svg:width="3.018cm" svg:height="2.987cm" svg:x="7.757cm" svg:y="4.208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frame draw:name="グラフィックス 151" draw:style-name="gr5" draw:text-style-name="P3" draw:layer="layout" svg:width="1.619cm" svg:height="1.955cm" draw:transform="rotate (-1.15191730631723) translate (15.802cm 2.208cm)">
          <draw:image xlink:href="Pictures/1000020100000180000001804549AE70.png" xlink:type="simple" xlink:show="embed" xlink:actuate="onLoad">
            <text:p/>
          </draw:image>
        </draw:frame>
        <draw:custom-shape draw:name="爆発: 8 pt 152" draw:style-name="gr12" draw:text-style-name="P1" draw:layer="layout" svg:width="0.933cm" svg:height="1.12cm" svg:x="15.134cm" svg:y="3.088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爆発: 8 pt 153" draw:style-name="gr12" draw:text-style-name="P1" draw:layer="layout" svg:width="0.933cm" svg:height="1.12cm" svg:x="5.267cm" svg:y="2.683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onnector draw:name="直線矢印コネクタ 154" draw:style-name="gr3" draw:text-style-name="P3" draw:layer="layout" svg:x1="10.9cm" svg:y1="4.457cm" svg:x2="13.235cm" svg:y2="2.527cm" svg:d="M10900 4457l2335-1930">
          <text:p/>
        </draw:connector>
        <draw:connector draw:name="直線矢印コネクタ 155" draw:style-name="gr3" draw:text-style-name="P3" draw:layer="layout" svg:x1="7.756cm" svg:y1="5.017cm" svg:x2="6.729cm" svg:y2="4.239cm" svg:d="M7756 5017l-1027-778">
          <text:p/>
        </draw:connector>
        <draw:connector draw:name="直線矢印コネクタ 156" draw:style-name="gr3" draw:text-style-name="P3" draw:layer="layout" svg:x1="13.328cm" svg:y1="2.527cm" svg:x2="14.573cm" svg:y2="3.025cm" svg:d="M13328 2527l1245 498">
          <text:p/>
        </draw:connector>
        <draw:custom-shape draw:name="吹き出し: 円形 10" draw:style-name="gr16" draw:text-style-name="P1" draw:layer="layout" svg:width="10.769cm" svg:height="1.991cm" svg:x="12.74cm" svg:y="5.749cm">
          <text:p/>
          <draw:enhanced-geometry svg:viewBox="0 0 21600 21600" draw:glue-points="10800 0 3160 3160 0 10800 3160 18440 10800 21600 18440 18440 21600 10800 18440 3160 ?f14 ?f15" draw:text-areas="3200 3200 18400 18400" draw:mirror-vertical="true"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12" draw:style-name="gr1" draw:text-style-name="P1" draw:layer="layout" svg:width="9.736cm" svg:height="0.931cm" svg:x="14.006cm" svg:y="6.317cm">
          <text:p text:style-name="P4"><text:span text:style-name="T7">ボスはぶつかられても影響受けない</text:span></text:p>
          <draw:enhanced-geometry svg:viewBox="0 0 21600 21600" draw:type="rectangle" draw:enhanced-path="M 0 0 L 21600 0 21600 21600 0 21600 0 0 Z N"/>
        </draw:custom-shape>
        <draw:frame draw:name="グラフィックス 13" draw:style-name="gr5" draw:text-style-name="P3" draw:layer="layout" svg:width="1.711cm" svg:height="1.955cm" svg:x="23.954cm" svg:y="12.795cm">
          <draw:image xlink:href="Pictures/1000020100000180000001804549AE70.png" xlink:type="simple" xlink:show="embed" xlink:actuate="onLoad">
            <text:p/>
          </draw:image>
        </draw:frame>
        <draw:custom-shape draw:name="楕円 15" draw:style-name="gr10" draw:text-style-name="P1" draw:layer="layout" svg:width="0.404cm" svg:height="0.404cm" svg:x="24.597cm" svg:y="15.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7" draw:style-name="gr10" draw:text-style-name="P1" draw:layer="layout" svg:width="0.404cm" svg:height="0.404cm" svg:x="21.422cm" svg:y="1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9" draw:style-name="gr10" draw:text-style-name="P1" draw:layer="layout" svg:width="0.404cm" svg:height="0.404cm" svg:x="20.706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0" draw:style-name="gr10" draw:text-style-name="P1" draw:layer="layout" svg:width="0.404cm" svg:height="0.404cm" svg:x="22.449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22" draw:style-name="gr5" draw:text-style-name="P3" draw:layer="layout" svg:width="1.711cm" svg:height="1.955cm" svg:x="25.884cm" svg:y="13.885cm">
          <draw:image xlink:href="Pictures/1000020100000180000001804549AE70.png" xlink:type="simple" xlink:show="embed" xlink:actuate="onLoad">
            <text:p/>
          </draw:image>
        </draw:frame>
        <draw:custom-shape draw:name="楕円 23" draw:style-name="gr10" draw:text-style-name="P1" draw:layer="layout" svg:width="0.404cm" svg:height="0.404cm" svg:x="22.667cm" svg:y="1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4" draw:style-name="gr10" draw:text-style-name="P1" draw:layer="layout" svg:width="0.404cm" svg:height="0.404cm" svg:x="25.749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5" draw:style-name="gr10" draw:text-style-name="P1" draw:layer="layout" svg:width="0.404cm" svg:height="0.404cm" svg:x="24.41cm" svg:y="12.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6" draw:style-name="gr10" draw:text-style-name="P1" draw:layer="layout" svg:width="0.404cm" svg:height="0.404cm" svg:x="24.659cm" svg:y="1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7" draw:style-name="gr10" draw:text-style-name="P1" draw:layer="layout" svg:width="0.404cm" svg:height="0.404cm" svg:x="23.756cm" svg:y="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8" draw:style-name="gr10" draw:text-style-name="P1" draw:layer="layout" svg:width="0.404cm" svg:height="0.404cm" svg:x="20.581cm" svg:y="10.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1" draw:style-name="gr10" draw:text-style-name="P1" draw:layer="layout" svg:width="0.404cm" svg:height="0.404cm" svg:x="20.581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2" draw:style-name="gr10" draw:text-style-name="P1" draw:layer="layout" svg:width="0.404cm" svg:height="0.404cm" svg:x="21.858cm" svg:y="1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3" draw:style-name="gr10" draw:text-style-name="P1" draw:layer="layout" svg:width="0.404cm" svg:height="0.404cm" svg:x="22.574cm" svg:y="1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49" draw:style-name="gr5" draw:text-style-name="P3" draw:layer="layout" svg:width="2.116cm" svg:height="1.986cm" svg:x="27.938cm" svg:y="15.659cm">
          <draw:image xlink:href="Pictures/1000020100000180000001804549AE70.png" xlink:type="simple" xlink:show="embed" xlink:actuate="onLoad">
            <text:p/>
          </draw:image>
        </draw:frame>
        <draw:custom-shape draw:name="楕円 69" draw:style-name="gr10" draw:text-style-name="P1" draw:layer="layout" svg:width="0.404cm" svg:height="0.404cm" svg:x="26.153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0" draw:style-name="gr10" draw:text-style-name="P1" draw:layer="layout" svg:width="0.404cm" svg:height="0.404cm" svg:x="26.869cm" svg:y="14.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1" draw:style-name="gr10" draw:text-style-name="P1" draw:layer="layout" svg:width="0.404cm" svg:height="0.404cm" svg:x="26.153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2" draw:style-name="gr10" draw:text-style-name="P1" draw:layer="layout" svg:width="0.404cm" svg:height="0.404cm" svg:x="22.978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81" draw:style-name="gr5" draw:text-style-name="P3" draw:layer="layout" svg:width="1.711cm" svg:height="1.955cm" svg:x="27.938cm" svg:y="11.799cm">
          <draw:image xlink:href="Pictures/1000020100000180000001804549AE70.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標準" presentation:presentation-page-layout-name="AL1T0">
        <draw:frame draw:name="図 15" draw:style-name="gr5" draw:text-style-name="P3" draw:layer="layout" svg:width="2.288cm" svg:height="2.127cm" svg:x="14.917cm" svg:y="2.5cm">
          <draw:image xlink:href="Pictures/100002010000008F000000838A22F51B.png" xlink:type="simple" xlink:show="embed" xlink:actuate="onLoad">
            <text:p/>
          </draw:image>
        </draw:frame>
        <draw:custom-shape draw:name="楕円 34" draw:style-name="gr11" draw:text-style-name="P1" draw:layer="layout" svg:width="0.404cm" svg:height="0.404cm" svg:x="9.469cm" svg:y="10.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4" draw:style-name="gr11" draw:text-style-name="P1" draw:layer="layout" svg:width="0.404cm" svg:height="0.404cm" svg:x="8.286cm" svg:y="10.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直線矢印コネクタ 5" draw:style-name="gr3" draw:text-style-name="P3" draw:layer="layout" svg:x1="8.815cm" svg:y1="6.449cm" svg:x2="9.188cm" svg:y2="9.157cm" svg:d="M8815 6449l373 2708">
          <text:p/>
        </draw:connector>
        <draw:custom-shape draw:name="テキスト ボックス 9" draw:style-name="gr6" draw:text-style-name="P1" draw:layer="layout" svg:width="28.692cm" svg:height="1.949cm" svg:x="0.921cm" svg:y="0.268cm">
          <text:p text:style-name="P4"><text:span text:style-name="T5">ゲーム画面</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l31284 62">
          <text:p/>
        </draw:connector>
        <draw:custom-shape draw:name="ハート 3" draw:style-name="gr13" draw:text-style-name="P1" draw:layer="layout" svg:width="0.59cm" svg:height="0.59cm" svg:x="4.053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ハート 7" draw:style-name="gr13" draw:text-style-name="P1" draw:layer="layout" svg:width="0.59cm" svg:height="0.59cm" svg:x="4.924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テキスト ボックス 4" draw:style-name="gr1" draw:text-style-name="P1" draw:layer="layout" svg:width="2.794cm" svg:height="1.017cm" svg:x="3.933cm" svg:y="16.54cm">
          <text:p text:style-name="P4"><text:span text:style-name="T4">残機</text:span></text:p>
          <draw:enhanced-geometry svg:viewBox="0 0 21600 21600" draw:type="rectangle" draw:enhanced-path="M 0 0 L 21600 0 21600 21600 0 21600 0 0 Z N"/>
        </draw:custom-shape>
        <draw:custom-shape draw:name="正方形/長方形 2" draw:style-name="gr8" draw:text-style-name="P1" draw:layer="layout" svg:width="26.551cm" svg:height="16.434cm" svg:x="3.648cm" svg:y="2.216cm">
          <text:p/>
          <draw:enhanced-geometry svg:viewBox="0 0 21600 21600" draw:type="rectangle" draw:enhanced-path="M 0 0 L 21600 0 21600 21600 0 21600 0 0 Z N"/>
        </draw:custom-shape>
        <draw:custom-shape draw:name="スマイル 16" draw:style-name="gr2" draw:text-style-name="P1" draw:layer="layout" svg:width="1.182cm" svg:height="1.182cm" svg:x="8.473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楕円 18" draw:style-name="gr10" draw:text-style-name="P1" draw:layer="layout" svg:width="0.404cm" svg:height="0.404cm" svg:x="9.65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1" draw:style-name="gr11" draw:text-style-name="P1" draw:layer="layout" svg:width="0.404cm" svg:height="0.404cm" svg:x="10.372cm" svg:y="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9" draw:style-name="gr11" draw:text-style-name="P1" draw:layer="layout" svg:width="0.404cm" svg:height="0.404cm" svg:x="9.656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0" draw:style-name="gr11" draw:text-style-name="P1" draw:layer="layout" svg:width="0.404cm" svg:height="0.404cm" svg:x="10.372cm" svg:y="8.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5" draw:style-name="gr10" draw:text-style-name="P1" draw:layer="layout" svg:width="0.404cm" svg:height="0.404cm" svg:x="10.185cm" svg:y="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6" draw:style-name="gr10" draw:text-style-name="P1" draw:layer="layout" svg:width="0.404cm" svg:height="0.404cm" svg:x="9.469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7" draw:style-name="gr10" draw:text-style-name="P1" draw:layer="layout" svg:width="0.404cm" svg:height="0.404cm" svg:x="10.185cm" svg:y="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6" draw:style-name="gr10" draw:text-style-name="P1" draw:layer="layout" svg:width="0.404cm" svg:height="0.404cm" svg:x="15.601cm" svg:y="5.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7" draw:style-name="gr10" draw:text-style-name="P1" draw:layer="layout" svg:width="0.404cm" svg:height="0.404cm" svg:x="16.348cm" svg:y="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1" draw:style-name="gr11" draw:text-style-name="P1" draw:layer="layout" svg:width="0.404cm" svg:height="0.404cm" svg:x="7.757cm" svg:y="7.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2" draw:style-name="gr11" draw:text-style-name="P1" draw:layer="layout" svg:width="0.404cm" svg:height="0.404cm" svg:x="8.473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3" draw:style-name="gr10" draw:text-style-name="P1" draw:layer="layout" svg:width="0.404cm" svg:height="0.404cm" svg:x="7.57cm" svg:y="9.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5" draw:style-name="gr10" draw:text-style-name="P1" draw:layer="layout" svg:width="0.404cm" svg:height="0.404cm" svg:x="7.57cm" svg:y="1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56" draw:style-name="gr10" draw:text-style-name="P1" draw:layer="layout" svg:width="0.404cm" svg:height="0.404cm" svg:x="8.286cm" svg:y="12.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3" draw:style-name="gr10" draw:text-style-name="P1" draw:layer="layout" svg:width="0.404cm" svg:height="0.404cm" svg:x="15.041cm" svg:y="6.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4" draw:style-name="gr10" draw:text-style-name="P1" draw:layer="layout" svg:width="0.404cm" svg:height="0.404cm" svg:x="15.788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5" draw:style-name="gr10" draw:text-style-name="P1" draw:layer="layout" svg:width="0.404cm" svg:height="0.404cm" svg:x="16.815cm" svg:y="6.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6" draw:style-name="gr10" draw:text-style-name="P1" draw:layer="layout" svg:width="0.404cm" svg:height="0.404cm" svg:x="17.562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7" draw:style-name="gr10" draw:text-style-name="P1" draw:layer="layout" svg:width="0.404cm" svg:height="0.404cm" svg:x="16.255cm" svg:y="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8" draw:style-name="gr10" draw:text-style-name="P1" draw:layer="layout" svg:width="0.404cm" svg:height="0.404cm" svg:x="17.002cm" svg:y="8.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3" draw:style-name="gr10" draw:text-style-name="P1" draw:layer="layout" svg:width="0.404cm" svg:height="0.404cm" svg:x="14.792cm" svg:y="7.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4" draw:style-name="gr10" draw:text-style-name="P1" draw:layer="layout" svg:width="0.404cm" svg:height="0.404cm" svg:x="15.539cm" svg:y="7.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5" draw:style-name="gr10" draw:text-style-name="P1" draw:layer="layout" svg:width="0.404cm" svg:height="0.404cm" svg:x="14.231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6" draw:style-name="gr10" draw:text-style-name="P1" draw:layer="layout" svg:width="0.404cm" svg:height="0.404cm" svg:x="14.979cm" svg:y="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7" draw:style-name="gr10" draw:text-style-name="P1" draw:layer="layout" svg:width="0.404cm" svg:height="0.404cm" svg:x="16.691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8" draw:style-name="gr10" draw:text-style-name="P1" draw:layer="layout" svg:width="0.404cm" svg:height="0.404cm" svg:x="17.438cm" svg:y="9.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9" draw:style-name="gr10" draw:text-style-name="P1" draw:layer="layout" svg:width="0.404cm" svg:height="0.404cm" svg:x="16.13cm" svg:y="9.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0" draw:style-name="gr10" draw:text-style-name="P1" draw:layer="layout" svg:width="0.404cm" svg:height="0.404cm" svg:x="16.877cm" svg:y="1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5" draw:style-name="gr10" draw:text-style-name="P1" draw:layer="layout" svg:width="0.404cm" svg:height="0.404cm" svg:x="15.881cm" svg:y="10.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6" draw:style-name="gr10" draw:text-style-name="P1" draw:layer="layout" svg:width="0.404cm" svg:height="0.404cm" svg:x="16.628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7" draw:style-name="gr11" draw:text-style-name="P1" draw:layer="layout" svg:width="0.404cm" svg:height="0.404cm" svg:x="15.321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8" draw:style-name="gr11" draw:text-style-name="P1" draw:layer="layout" svg:width="0.404cm" svg:height="0.404cm" svg:x="16.068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9" draw:style-name="gr10" draw:text-style-name="P1" draw:layer="layout" svg:width="0.404cm" svg:height="0.404cm" svg:x="13.98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0" draw:style-name="gr10" draw:text-style-name="P1" draw:layer="layout" svg:width="0.404cm" svg:height="0.404cm" svg:x="14.73cm" svg:y="9.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1" draw:style-name="gr11" draw:text-style-name="P1" draw:layer="layout" svg:width="0.404cm" svg:height="0.404cm" svg:x="13.422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2" draw:style-name="gr11" draw:text-style-name="P1" draw:layer="layout" svg:width="0.404cm" svg:height="0.404cm" svg:x="14.169cm" svg:y="1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3" draw:style-name="gr11" draw:text-style-name="P1" draw:layer="layout" svg:width="0.404cm" svg:height="0.404cm" svg:x="15.196cm" svg:y="10.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4" draw:style-name="gr11" draw:text-style-name="P1" draw:layer="layout" svg:width="0.404cm" svg:height="0.404cm" svg:x="15.943cm" svg:y="1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5" draw:style-name="gr11" draw:text-style-name="P1" draw:layer="layout" svg:width="0.404cm" svg:height="0.404cm" svg:x="14.636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6" draw:style-name="gr11" draw:text-style-name="P1" draw:layer="layout" svg:width="0.404cm" svg:height="0.404cm" svg:x="15.383cm" svg:y="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7" draw:style-name="gr11" draw:text-style-name="P1" draw:layer="layout" svg:width="0.404cm" svg:height="0.404cm" svg:x="13.173cm" svg:y="1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8" draw:style-name="gr11" draw:text-style-name="P1" draw:layer="layout" svg:width="0.404cm" svg:height="0.404cm" svg:x="13.92cm" svg:y="11.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9" draw:style-name="gr10" draw:text-style-name="P1" draw:layer="layout" svg:width="0.404cm" svg:height="0.404cm" svg:x="12.613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0" draw:style-name="gr10" draw:text-style-name="P1" draw:layer="layout" svg:width="0.404cm" svg:height="0.404cm" svg:x="13.36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5" draw:style-name="gr10" draw:text-style-name="P1" draw:layer="layout" svg:width="0.404cm" svg:height="0.404cm" svg:x="12.986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6" draw:style-name="gr10" draw:text-style-name="P1" draw:layer="layout" svg:width="0.404cm" svg:height="0.404cm" svg:x="13.733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7" draw:style-name="gr10" draw:text-style-name="P1" draw:layer="layout" svg:width="0.404cm" svg:height="0.404cm" svg:x="15.445cm" svg:y="13.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8" draw:style-name="gr10" draw:text-style-name="P1" draw:layer="layout" svg:width="0.404cm" svg:height="0.404cm" svg:x="14.885cm" svg:y="1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9" draw:style-name="gr10" draw:text-style-name="P1" draw:layer="layout" svg:width="0.404cm" svg:height="0.404cm" svg:x="14.636cm" svg:y="15.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0" draw:style-name="gr10" draw:text-style-name="P1" draw:layer="layout" svg:width="0.404cm" svg:height="0.404cm" svg:x="15.383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1" draw:style-name="gr10" draw:text-style-name="P1" draw:layer="layout" svg:width="0.404cm" svg:height="0.404cm" svg:x="14.076cm" svg:y="16.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2" draw:style-name="gr10" draw:text-style-name="P1" draw:layer="layout" svg:width="0.404cm" svg:height="0.404cm" svg:x="14.823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3" draw:style-name="gr10" draw:text-style-name="P1" draw:layer="layout" svg:width="0.404cm" svg:height="0.404cm" svg:x="12.737cm" svg:y="14.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4" draw:style-name="gr10" draw:text-style-name="P1" draw:layer="layout" svg:width="0.404cm" svg:height="0.404cm" svg:x="13.484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5" draw:style-name="gr10" draw:text-style-name="P1" draw:layer="layout" svg:width="0.404cm" svg:height="0.404cm" svg:x="12.177cm" svg:y="1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6" draw:style-name="gr10" draw:text-style-name="P1" draw:layer="layout" svg:width="0.404cm" svg:height="0.404cm" svg:x="12.924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7" draw:style-name="gr10" draw:text-style-name="P1" draw:layer="layout" svg:width="0.404cm" svg:height="0.404cm" svg:x="13.951cm" svg:y="1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8" draw:style-name="gr10" draw:text-style-name="P1" draw:layer="layout" svg:width="0.404cm" svg:height="0.404cm" svg:x="14.698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9" draw:style-name="gr10" draw:text-style-name="P1" draw:layer="layout" svg:width="0.404cm" svg:height="0.404cm" svg:x="13.391cm" svg:y="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0" draw:style-name="gr10" draw:text-style-name="P1" draw:layer="layout" svg:width="0.404cm" svg:height="0.404cm" svg:x="14.138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1" draw:style-name="gr10" draw:text-style-name="P1" draw:layer="layout" svg:width="0.404cm" svg:height="0.404cm" svg:x="11.928cm" svg:y="15.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2" draw:style-name="gr10" draw:text-style-name="P1" draw:layer="layout" svg:width="0.404cm" svg:height="0.404cm" svg:x="12.675cm" svg:y="16.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3" draw:style-name="gr10" draw:text-style-name="P1" draw:layer="layout" svg:width="0.404cm" svg:height="0.404cm" svg:x="11.368cm" svg:y="1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4" draw:style-name="gr10" draw:text-style-name="P1" draw:layer="layout" svg:width="0.404cm" svg:height="0.404cm" svg:x="12.115cm" svg:y="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5" draw:style-name="gr10" draw:text-style-name="P1" draw:layer="layout" svg:width="0.404cm" svg:height="0.404cm" svg:x="10.776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6" draw:style-name="gr10" draw:text-style-name="P1" draw:layer="layout" svg:width="0.404cm" svg:height="0.404cm" svg:x="9.874cm" svg:y="14.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7" draw:style-name="gr10" draw:text-style-name="P1" draw:layer="layout" svg:width="0.404cm" svg:height="0.404cm" svg:x="10.59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8" draw:style-name="gr10" draw:text-style-name="P1" draw:layer="layout" svg:width="0.404cm" svg:height="0.404cm" svg:x="9.874cm" svg:y="1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9" draw:style-name="gr10" draw:text-style-name="P1" draw:layer="layout" svg:width="0.404cm" svg:height="0.404cm" svg:x="10.59cm" svg:y="17.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0" draw:style-name="gr10" draw:text-style-name="P1" draw:layer="layout" svg:width="0.404cm" svg:height="0.404cm" svg:x="7.975cm" svg:y="14.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1" draw:style-name="gr10" draw:text-style-name="P1" draw:layer="layout" svg:width="0.404cm" svg:height="0.404cm" svg:x="8.691cm" svg:y="15.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2" draw:style-name="gr10" draw:text-style-name="P1" draw:layer="layout" svg:width="0.404cm" svg:height="0.404cm" svg:x="7.97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33" draw:style-name="gr10" draw:text-style-name="P1" draw:layer="layout" svg:width="0.404cm" svg:height="0.404cm" svg:x="8.691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47" draw:style-name="gr5" draw:text-style-name="P3" draw:layer="layout" svg:width="1.619cm" svg:height="1.955cm" svg:x="5.526cm" svg:y="6.01cm">
          <draw:image xlink:href="Pictures/1000020100000180000001804549AE70.png" xlink:type="simple" xlink:show="embed" xlink:actuate="onLoad">
            <text:p/>
          </draw:image>
        </draw:frame>
        <draw:custom-shape draw:name="楕円 157" draw:style-name="gr10" draw:text-style-name="P1" draw:layer="layout" svg:width="0.404cm" svg:height="0.404cm" svg:x="5.609cm" svg:y="8.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8" draw:style-name="gr10" draw:text-style-name="P1" draw:layer="layout" svg:width="0.404cm" svg:height="0.404cm" svg:x="6.325cm" svg:y="9.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9" draw:style-name="gr10" draw:text-style-name="P1" draw:layer="layout" svg:width="0.404cm" svg:height="0.404cm" svg:x="5.609cm" svg:y="9.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0" draw:style-name="gr10" draw:text-style-name="P1" draw:layer="layout" svg:width="0.404cm" svg:height="0.404cm" svg:x="6.325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1" draw:style-name="gr10" draw:text-style-name="P1" draw:layer="layout" svg:width="0.404cm" svg:height="0.404cm" svg:x="6.014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2" draw:style-name="gr10" draw:text-style-name="P1" draw:layer="layout" svg:width="0.404cm" svg:height="0.404cm" svg:x="6.73cm" svg:y="1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3" draw:style-name="gr10" draw:text-style-name="P1" draw:layer="layout" svg:width="0.404cm" svg:height="0.404cm" svg:x="6.014cm" svg:y="14.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4" draw:style-name="gr10" draw:text-style-name="P1" draw:layer="layout" svg:width="0.404cm" svg:height="0.404cm" svg:x="6.73cm" svg:y="15.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73" draw:style-name="gr5" draw:text-style-name="P3" draw:layer="layout" svg:width="1.619cm" svg:height="1.955cm" draw:transform="rotate (1.3962634015952) translate (3.396cm 5.499cm)">
          <draw:image xlink:href="Pictures/1000020100000180000001804549AE70.png" xlink:type="simple" xlink:show="embed" xlink:actuate="onLoad">
            <text:p/>
          </draw:image>
        </draw:frame>
        <draw:frame draw:name="グラフィックス 149" draw:style-name="gr5" draw:text-style-name="P3" draw:layer="layout" svg:width="1.619cm" svg:height="1.955cm" draw:transform="rotate (0.92502450355682) translate (8.834cm 4.089cm)">
          <draw:image xlink:href="Pictures/1000020100000180000001804549AE70.png" xlink:type="simple" xlink:show="embed" xlink:actuate="onLoad">
            <text:p/>
          </draw:image>
        </draw:frame>
        <draw:custom-shape draw:name="テキスト ボックス 143" draw:style-name="gr1" draw:text-style-name="P1" draw:layer="layout" svg:width="2.794cm" svg:height="1.017cm" svg:x="1.256cm" svg:y="2.501cm">
          <text:p text:style-name="P4"><text:span text:style-name="T4">残機</text:span></text:p>
          <draw:enhanced-geometry svg:viewBox="0 0 21600 21600" draw:type="rectangle" draw:enhanced-path="M 0 0 L 21600 0 21600 21600 0 21600 0 0 Z N"/>
        </draw:custom-shape>
        <draw:custom-shape draw:name="吹き出し: 円形 1" draw:style-name="gr16" draw:text-style-name="P1" draw:layer="layout" svg:width="10.676cm" svg:height="4.046cm" svg:x="6.328cm" svg:y="11.728cm">
          <text:p/>
          <draw:enhanced-geometry svg:viewBox="0 0 21600 21600" draw:glue-points="10800 0 3160 3160 0 10800 3160 18440 10800 21600 18440 18440 21600 10800 18440 3160 ?f14 ?f15" draw:text-areas="3200 3200 18400 18400" draw:mirror-vertical="true"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10" draw:style-name="gr1" draw:text-style-name="P1" draw:layer="layout" svg:width="9.736cm" svg:height="2.959cm" svg:x="7.656cm" svg:y="12.263cm">
          <text:p text:style-name="P4"><text:span text:style-name="T7">勢いが死ぬ直前まで操作不可</text:span></text:p>
          <text:p text:style-name="P4"><text:span text:style-name="T7"/></text:p>
          <text:p text:style-name="P4"><text:span text:style-name="T7">操作できるようになった</text:span></text:p>
          <text:p text:style-name="P4"><text:span text:style-name="T7">タイミングで若干の無敵時間有</text:span></text:p>
          <draw:enhanced-geometry svg:viewBox="0 0 21600 21600" draw:type="rectangle" draw:enhanced-path="M 0 0 L 21600 0 21600 21600 0 21600 0 0 Z N"/>
        </draw:custom-shape>
        <draw:custom-shape draw:name="爆発: 8 pt 12" draw:style-name="gr12" draw:text-style-name="P1" draw:layer="layout" svg:width="3.018cm" svg:height="2.987cm" svg:x="7.757cm" svg:y="4.208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frame draw:name="グラフィックス 13" draw:style-name="gr5" draw:text-style-name="P3" draw:layer="layout" svg:width="1.619cm" svg:height="1.955cm" draw:transform="rotate (-1.15191730631723) translate (15.802cm 2.208cm)">
          <draw:image xlink:href="Pictures/1000020100000180000001805A1E2317.png" xlink:type="simple" xlink:show="embed" xlink:actuate="onLoad">
            <text:p/>
          </draw:image>
        </draw:frame>
        <draw:custom-shape draw:name="吹き出し: 円形 151" draw:style-name="gr16" draw:text-style-name="P1" draw:layer="layout" svg:width="5.913cm" svg:height="2.302cm" svg:x="10.217cm" svg:y="4.662cm">
          <text:p/>
          <draw:enhanced-geometry svg:viewBox="0 0 21600 21600" draw:glue-points="10800 0 3160 3160 0 10800 3160 18440 10800 21600 18440 18440 21600 10800 18440 3160 ?f14 ?f15" draw:text-areas="3200 3200 18400 18400" draw:mirror-horizontal="true" draw:mirror-vertical="true"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152" draw:style-name="gr1" draw:text-style-name="P1" draw:layer="layout" svg:width="11.448cm" svg:height="1.607cm" svg:x="10.551cm" svg:y="5.103cm">
          <text:p text:style-name="P4"><text:span text:style-name="T7">ＨＰがなくなった</text:span></text:p>
          <text:p text:style-name="P4"><text:span text:style-name="T7">時点で敵は消滅</text:span></text:p>
          <draw:enhanced-geometry svg:viewBox="0 0 21600 21600" draw:type="rectangle" draw:enhanced-path="M 0 0 L 21600 0 21600 21600 0 21600 0 0 Z N"/>
        </draw:custom-shape>
        <draw:custom-shape draw:name="吹き出し: 円形 153" draw:style-name="gr16" draw:text-style-name="P1" draw:layer="layout" svg:width="7.003cm" svg:height="3.579cm" svg:x="15.386cm" svg:y="5.718cm">
          <text:p/>
          <draw:enhanced-geometry svg:viewBox="0 0 21600 21600" draw:glue-points="10800 0 3160 3160 0 10800 3160 18440 10800 21600 18440 18440 21600 10800 18440 3160 ?f14 ?f15" draw:text-areas="3200 3200 18400 18400" draw:mirror-vertical="true"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テキスト ボックス 154" draw:style-name="gr1" draw:text-style-name="P1" draw:layer="layout" svg:width="11.448cm" svg:height="1.607cm" svg:x="16.34cm" svg:y="6.753cm">
          <text:p text:style-name="P4"><text:span text:style-name="T7">ボスはＨＰが減るごとに</text:span></text:p>
          <text:p text:style-name="P4"><text:span text:style-name="T7">姿が徐々に変化</text:span></text:p>
          <draw:enhanced-geometry svg:viewBox="0 0 21600 21600" draw:type="rectangle" draw:enhanced-path="M 0 0 L 21600 0 21600 21600 0 21600 0 0 Z N"/>
        </draw:custom-shape>
        <draw:frame draw:name="グラフィックス 15" draw:style-name="gr5" draw:text-style-name="P3" draw:layer="layout" svg:width="1.711cm" svg:height="1.955cm" svg:x="23.954cm" svg:y="12.795cm">
          <draw:image xlink:href="Pictures/1000020100000180000001804549AE70.png" xlink:type="simple" xlink:show="embed" xlink:actuate="onLoad">
            <text:p/>
          </draw:image>
        </draw:frame>
        <draw:custom-shape draw:name="楕円 17" draw:style-name="gr10" draw:text-style-name="P1" draw:layer="layout" svg:width="0.404cm" svg:height="0.404cm" svg:x="24.597cm" svg:y="15.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9" draw:style-name="gr10" draw:text-style-name="P1" draw:layer="layout" svg:width="0.404cm" svg:height="0.404cm" svg:x="21.422cm" svg:y="1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0" draw:style-name="gr10" draw:text-style-name="P1" draw:layer="layout" svg:width="0.404cm" svg:height="0.404cm" svg:x="20.706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2" draw:style-name="gr10" draw:text-style-name="P1" draw:layer="layout" svg:width="0.404cm" svg:height="0.404cm" svg:x="22.449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23" draw:style-name="gr5" draw:text-style-name="P3" draw:layer="layout" svg:width="1.711cm" svg:height="1.955cm" svg:x="25.884cm" svg:y="13.885cm">
          <draw:image xlink:href="Pictures/1000020100000180000001804549AE70.png" xlink:type="simple" xlink:show="embed" xlink:actuate="onLoad">
            <text:p/>
          </draw:image>
        </draw:frame>
        <draw:custom-shape draw:name="楕円 24" draw:style-name="gr10" draw:text-style-name="P1" draw:layer="layout" svg:width="0.404cm" svg:height="0.404cm" svg:x="22.667cm" svg:y="1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5" draw:style-name="gr10" draw:text-style-name="P1" draw:layer="layout" svg:width="0.404cm" svg:height="0.404cm" svg:x="25.749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6" draw:style-name="gr10" draw:text-style-name="P1" draw:layer="layout" svg:width="0.404cm" svg:height="0.404cm" svg:x="24.41cm" svg:y="12.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7" draw:style-name="gr10" draw:text-style-name="P1" draw:layer="layout" svg:width="0.404cm" svg:height="0.404cm" svg:x="24.659cm" svg:y="1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8" draw:style-name="gr10" draw:text-style-name="P1" draw:layer="layout" svg:width="0.404cm" svg:height="0.404cm" svg:x="23.756cm" svg:y="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1" draw:style-name="gr10" draw:text-style-name="P1" draw:layer="layout" svg:width="0.404cm" svg:height="0.404cm" svg:x="20.581cm" svg:y="10.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2" draw:style-name="gr10" draw:text-style-name="P1" draw:layer="layout" svg:width="0.404cm" svg:height="0.404cm" svg:x="20.581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3" draw:style-name="gr10" draw:text-style-name="P1" draw:layer="layout" svg:width="0.404cm" svg:height="0.404cm" svg:x="21.858cm" svg:y="1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8" draw:style-name="gr10" draw:text-style-name="P1" draw:layer="layout" svg:width="0.404cm" svg:height="0.404cm" svg:x="22.574cm" svg:y="1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49" draw:style-name="gr5" draw:text-style-name="P3" draw:layer="layout" svg:width="2.116cm" svg:height="1.986cm" svg:x="27.938cm" svg:y="15.659cm">
          <draw:image xlink:href="Pictures/1000020100000180000001804549AE70.png" xlink:type="simple" xlink:show="embed" xlink:actuate="onLoad">
            <text:p/>
          </draw:image>
        </draw:frame>
        <draw:custom-shape draw:name="楕円 69" draw:style-name="gr10" draw:text-style-name="P1" draw:layer="layout" svg:width="0.404cm" svg:height="0.404cm" svg:x="26.153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0" draw:style-name="gr10" draw:text-style-name="P1" draw:layer="layout" svg:width="0.404cm" svg:height="0.404cm" svg:x="26.869cm" svg:y="14.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1" draw:style-name="gr10" draw:text-style-name="P1" draw:layer="layout" svg:width="0.404cm" svg:height="0.404cm" svg:x="26.153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2" draw:style-name="gr10" draw:text-style-name="P1" draw:layer="layout" svg:width="0.404cm" svg:height="0.404cm" svg:x="22.978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81" draw:style-name="gr5" draw:text-style-name="P3" draw:layer="layout" svg:width="1.711cm" svg:height="1.955cm" svg:x="27.938cm" svg:y="11.799cm">
          <draw:image xlink:href="Pictures/1000020100000180000001804549AE70.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標準" presentation:presentation-page-layout-name="AL1T0">
        <draw:custom-shape draw:name="テキスト ボックス 9" draw:style-name="gr6" draw:text-style-name="P1" draw:layer="layout" svg:width="28.692cm" svg:height="1.949cm" svg:x="0.921cm" svg:y="0.268cm">
          <text:p text:style-name="P4"><text:span text:style-name="T5">ゲーム画面</text:span></text:p>
          <text:p text:style-name="P4"><text:span text:style-name="T5"/></text:p>
          <draw:enhanced-geometry svg:viewBox="0 0 21600 21600" draw:type="rectangle" draw:enhanced-path="M 0 0 L 21600 0 21600 21600 0 21600 0 0 Z N"/>
        </draw:custom-shape>
        <draw:connector draw:name="直線矢印コネクタ 6" draw:style-name="gr7" draw:text-style-name="P3" draw:layer="layout" svg:x1="0.908cm" svg:y1="1.687cm" svg:x2="32.192cm" svg:y2="1.749cm" svg:d="M908 1687l31284 62">
          <text:p/>
        </draw:connector>
        <draw:custom-shape draw:name="ハート 3" draw:style-name="gr13" draw:text-style-name="P1" draw:layer="layout" svg:width="0.59cm" svg:height="0.59cm" svg:x="4.053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ハート 7" draw:style-name="gr13" draw:text-style-name="P1" draw:layer="layout" svg:width="0.59cm" svg:height="0.59cm" svg:x="4.924cm" svg:y="17.842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name="テキスト ボックス 4" draw:style-name="gr1" draw:text-style-name="P1" draw:layer="layout" svg:width="2.794cm" svg:height="1.017cm" svg:x="3.933cm" svg:y="16.54cm">
          <text:p text:style-name="P4"><text:span text:style-name="T4">残機</text:span></text:p>
          <draw:enhanced-geometry svg:viewBox="0 0 21600 21600" draw:type="rectangle" draw:enhanced-path="M 0 0 L 21600 0 21600 21600 0 21600 0 0 Z N"/>
        </draw:custom-shape>
        <draw:frame draw:name="図 10" draw:style-name="gr5" draw:text-style-name="P3" draw:layer="layout" svg:width="2.153cm" svg:height="2.153cm" svg:x="14.922cm" svg:y="2.783cm">
          <draw:image xlink:href="Pictures/100002010000018000000180F6491A98.png" xlink:type="simple" xlink:show="embed" xlink:actuate="onLoad">
            <text:p/>
          </draw:image>
        </draw:frame>
        <draw:custom-shape draw:name="正方形/長方形 2" draw:style-name="gr8" draw:text-style-name="P1" draw:layer="layout" svg:width="26.551cm" svg:height="16.434cm" svg:x="3.648cm" svg:y="2.216cm">
          <text:p/>
          <draw:enhanced-geometry svg:viewBox="0 0 21600 21600" draw:type="rectangle" draw:enhanced-path="M 0 0 L 21600 0 21600 21600 0 21600 0 0 Z N"/>
        </draw:custom-shape>
        <draw:custom-shape draw:name="スマイル 16" draw:style-name="gr2" draw:text-style-name="P1" draw:layer="layout" svg:width="1.182cm" svg:height="1.182cm" svg:x="13.547cm" svg:y="7.3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楕円 46" draw:style-name="gr10" draw:text-style-name="P1" draw:layer="layout" svg:width="0.404cm" svg:height="0.404cm" svg:x="15.601cm" svg:y="5.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7" draw:style-name="gr10" draw:text-style-name="P1" draw:layer="layout" svg:width="0.404cm" svg:height="0.404cm" svg:x="16.348cm" svg:y="5.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3" draw:style-name="gr10" draw:text-style-name="P1" draw:layer="layout" svg:width="0.404cm" svg:height="0.404cm" svg:x="15.041cm" svg:y="6.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4" draw:style-name="gr10" draw:text-style-name="P1" draw:layer="layout" svg:width="0.404cm" svg:height="0.404cm" svg:x="15.788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5" draw:style-name="gr10" draw:text-style-name="P1" draw:layer="layout" svg:width="0.404cm" svg:height="0.404cm" svg:x="16.815cm" svg:y="6.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6" draw:style-name="gr10" draw:text-style-name="P1" draw:layer="layout" svg:width="0.404cm" svg:height="0.404cm" svg:x="17.562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7" draw:style-name="gr10" draw:text-style-name="P1" draw:layer="layout" svg:width="0.404cm" svg:height="0.404cm" svg:x="16.255cm" svg:y="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8" draw:style-name="gr10" draw:text-style-name="P1" draw:layer="layout" svg:width="0.404cm" svg:height="0.404cm" svg:x="17.002cm" svg:y="8.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3" draw:style-name="gr10" draw:text-style-name="P1" draw:layer="layout" svg:width="0.404cm" svg:height="0.404cm" svg:x="14.792cm" svg:y="7.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4" draw:style-name="gr10" draw:text-style-name="P1" draw:layer="layout" svg:width="0.404cm" svg:height="0.404cm" svg:x="15.539cm" svg:y="7.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5" draw:style-name="gr10" draw:text-style-name="P1" draw:layer="layout" svg:width="0.404cm" svg:height="0.404cm" svg:x="14.231cm" svg:y="8.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6" draw:style-name="gr10" draw:text-style-name="P1" draw:layer="layout" svg:width="0.404cm" svg:height="0.404cm" svg:x="14.979cm" svg:y="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7" draw:style-name="gr10" draw:text-style-name="P1" draw:layer="layout" svg:width="0.404cm" svg:height="0.404cm" svg:x="16.691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8" draw:style-name="gr10" draw:text-style-name="P1" draw:layer="layout" svg:width="0.404cm" svg:height="0.404cm" svg:x="17.438cm" svg:y="9.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9" draw:style-name="gr10" draw:text-style-name="P1" draw:layer="layout" svg:width="0.404cm" svg:height="0.404cm" svg:x="16.13cm" svg:y="9.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9" draw:style-name="gr10" draw:text-style-name="P1" draw:layer="layout" svg:width="0.404cm" svg:height="0.404cm" svg:x="13.98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0" draw:style-name="gr10" draw:text-style-name="P1" draw:layer="layout" svg:width="0.404cm" svg:height="0.404cm" svg:x="14.73cm" svg:y="9.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99" draw:style-name="gr10" draw:text-style-name="P1" draw:layer="layout" svg:width="0.404cm" svg:height="0.404cm" svg:x="12.613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0" draw:style-name="gr10" draw:text-style-name="P1" draw:layer="layout" svg:width="0.404cm" svg:height="0.404cm" svg:x="13.36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5" draw:style-name="gr10" draw:text-style-name="P1" draw:layer="layout" svg:width="0.404cm" svg:height="0.404cm" svg:x="12.986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6" draw:style-name="gr10" draw:text-style-name="P1" draw:layer="layout" svg:width="0.404cm" svg:height="0.404cm" svg:x="13.733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7" draw:style-name="gr10" draw:text-style-name="P1" draw:layer="layout" svg:width="0.404cm" svg:height="0.404cm" svg:x="15.445cm" svg:y="13.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8" draw:style-name="gr10" draw:text-style-name="P1" draw:layer="layout" svg:width="0.404cm" svg:height="0.404cm" svg:x="14.885cm" svg:y="1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9" draw:style-name="gr10" draw:text-style-name="P1" draw:layer="layout" svg:width="0.404cm" svg:height="0.404cm" svg:x="14.636cm" svg:y="15.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0" draw:style-name="gr10" draw:text-style-name="P1" draw:layer="layout" svg:width="0.404cm" svg:height="0.404cm" svg:x="15.383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1" draw:style-name="gr10" draw:text-style-name="P1" draw:layer="layout" svg:width="0.404cm" svg:height="0.404cm" svg:x="14.076cm" svg:y="16.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2" draw:style-name="gr10" draw:text-style-name="P1" draw:layer="layout" svg:width="0.404cm" svg:height="0.404cm" svg:x="14.823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3" draw:style-name="gr10" draw:text-style-name="P1" draw:layer="layout" svg:width="0.404cm" svg:height="0.404cm" svg:x="12.737cm" svg:y="14.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4" draw:style-name="gr10" draw:text-style-name="P1" draw:layer="layout" svg:width="0.404cm" svg:height="0.404cm" svg:x="13.484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5" draw:style-name="gr10" draw:text-style-name="P1" draw:layer="layout" svg:width="0.404cm" svg:height="0.404cm" svg:x="12.177cm" svg:y="1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6" draw:style-name="gr10" draw:text-style-name="P1" draw:layer="layout" svg:width="0.404cm" svg:height="0.404cm" svg:x="12.924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7" draw:style-name="gr10" draw:text-style-name="P1" draw:layer="layout" svg:width="0.404cm" svg:height="0.404cm" svg:x="13.951cm" svg:y="1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8" draw:style-name="gr10" draw:text-style-name="P1" draw:layer="layout" svg:width="0.404cm" svg:height="0.404cm" svg:x="14.698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19" draw:style-name="gr10" draw:text-style-name="P1" draw:layer="layout" svg:width="0.404cm" svg:height="0.404cm" svg:x="13.391cm" svg:y="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0" draw:style-name="gr10" draw:text-style-name="P1" draw:layer="layout" svg:width="0.404cm" svg:height="0.404cm" svg:x="14.138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1" draw:style-name="gr10" draw:text-style-name="P1" draw:layer="layout" svg:width="0.404cm" svg:height="0.404cm" svg:x="11.928cm" svg:y="15.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2" draw:style-name="gr10" draw:text-style-name="P1" draw:layer="layout" svg:width="0.404cm" svg:height="0.404cm" svg:x="12.675cm" svg:y="16.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3" draw:style-name="gr10" draw:text-style-name="P1" draw:layer="layout" svg:width="0.404cm" svg:height="0.404cm" svg:x="11.368cm" svg:y="1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24" draw:style-name="gr10" draw:text-style-name="P1" draw:layer="layout" svg:width="0.404cm" svg:height="0.404cm" svg:x="12.115cm" svg:y="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47" draw:style-name="gr5" draw:text-style-name="P3" draw:layer="layout" svg:width="1.619cm" svg:height="1.955cm" svg:x="5.526cm" svg:y="6.01cm">
          <draw:image xlink:href="Pictures/1000020100000180000001804549AE70.png" xlink:type="simple" xlink:show="embed" xlink:actuate="onLoad">
            <text:p/>
          </draw:image>
        </draw:frame>
        <draw:custom-shape draw:name="楕円 157" draw:style-name="gr10" draw:text-style-name="P1" draw:layer="layout" svg:width="0.404cm" svg:height="0.404cm" svg:x="5.609cm" svg:y="8.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8" draw:style-name="gr10" draw:text-style-name="P1" draw:layer="layout" svg:width="0.404cm" svg:height="0.404cm" svg:x="6.325cm" svg:y="9.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59" draw:style-name="gr10" draw:text-style-name="P1" draw:layer="layout" svg:width="0.404cm" svg:height="0.404cm" svg:x="5.609cm" svg:y="9.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0" draw:style-name="gr10" draw:text-style-name="P1" draw:layer="layout" svg:width="0.404cm" svg:height="0.404cm" svg:x="6.325cm" svg:y="11.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1" draw:style-name="gr10" draw:text-style-name="P1" draw:layer="layout" svg:width="0.404cm" svg:height="0.404cm" svg:x="6.014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2" draw:style-name="gr10" draw:text-style-name="P1" draw:layer="layout" svg:width="0.404cm" svg:height="0.404cm" svg:x="6.73cm" svg:y="1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3" draw:style-name="gr10" draw:text-style-name="P1" draw:layer="layout" svg:width="0.404cm" svg:height="0.404cm" svg:x="6.014cm" svg:y="14.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64" draw:style-name="gr10" draw:text-style-name="P1" draw:layer="layout" svg:width="0.404cm" svg:height="0.404cm" svg:x="6.73cm" svg:y="15.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49" draw:style-name="gr5" draw:text-style-name="P3" draw:layer="layout" svg:width="1.619cm" svg:height="1.955cm" draw:transform="rotate (0.92502450355682) translate (8.834cm 4.089cm)">
          <draw:image xlink:href="Pictures/1000020100000180000001804549AE70.png" xlink:type="simple" xlink:show="embed" xlink:actuate="onLoad">
            <text:p/>
          </draw:image>
        </draw:frame>
        <draw:custom-shape draw:name="爆発: 8 pt 12" draw:style-name="gr12" draw:text-style-name="P1" draw:layer="layout" svg:width="1.306cm" svg:height="1.275cm" svg:x="14.512cm" svg:y="4.2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テキスト ボックス 14" draw:style-name="gr14" draw:text-style-name="P1" draw:layer="layout" svg:width="10.919cm" svg:height="1.271cm" svg:x="9.909cm" svg:y="10.506cm">
          <text:p text:style-name="P2"><text:span text:style-name="T8">ステージ１クリア！</text:span></text:p>
          <draw:enhanced-geometry svg:viewBox="0 0 21600 21600" draw:type="rectangle" draw:enhanced-path="M 0 0 L 21600 0 21600 21600 0 21600 0 0 Z N"/>
        </draw:custom-shape>
        <draw:connector draw:name="直線矢印コネクタ 15" draw:style-name="gr3" draw:text-style-name="P3" draw:layer="layout" svg:x1="14.387cm" svg:y1="5.111cm" svg:x2="9.157cm" svg:y2="7.321cm" svg:d="M14387 5111l-5230 2210">
          <text:p/>
        </draw:connector>
        <draw:connector draw:name="直線矢印コネクタ 146" draw:style-name="gr3" draw:text-style-name="P3" draw:layer="layout" svg:x1="14.76cm" svg:y1="5.546cm" svg:x2="14.449cm" svg:y2="6.947cm" svg:d="M14760 5546l-311 1401">
          <text:p/>
        </draw:connector>
        <draw:custom-shape draw:name="楕円 22" draw:style-name="gr16" draw:text-style-name="P1" draw:layer="layout" svg:width="11.236cm" svg:height="2.583cm" svg:x="9.368cm" svg:y="1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テキスト ボックス 19" draw:style-name="gr1" draw:text-style-name="P1" draw:layer="layout" svg:width="9.736cm" svg:height="1.607cm" svg:x="10.986cm" svg:y="14.566cm">
          <text:p text:style-name="P4"><text:span text:style-name="T7">ボスが死んだ時点でステージクリア</text:span></text:p>
          <text:p text:style-name="P4"><text:span text:style-name="T7">次のステージへ</text:span></text:p>
          <draw:enhanced-geometry svg:viewBox="0 0 21600 21600" draw:type="rectangle" draw:enhanced-path="M 0 0 L 21600 0 21600 21600 0 21600 0 0 Z N"/>
        </draw:custom-shape>
        <draw:frame draw:name="グラフィックス 23" draw:style-name="gr5" draw:text-style-name="P3" draw:layer="layout" svg:width="1.711cm" svg:height="1.955cm" svg:x="23.954cm" svg:y="12.795cm">
          <draw:image xlink:href="Pictures/1000020100000180000001804549AE70.png" xlink:type="simple" xlink:show="embed" xlink:actuate="onLoad">
            <text:p/>
          </draw:image>
        </draw:frame>
        <draw:custom-shape draw:name="楕円 24" draw:style-name="gr10" draw:text-style-name="P1" draw:layer="layout" svg:width="0.404cm" svg:height="0.404cm" svg:x="24.597cm" svg:y="15.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5" draw:style-name="gr10" draw:text-style-name="P1" draw:layer="layout" svg:width="0.404cm" svg:height="0.404cm" svg:x="21.422cm" svg:y="1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6" draw:style-name="gr10" draw:text-style-name="P1" draw:layer="layout" svg:width="0.404cm" svg:height="0.404cm" svg:x="20.706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27" draw:style-name="gr10" draw:text-style-name="P1" draw:layer="layout" svg:width="0.404cm" svg:height="0.404cm" svg:x="22.449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28" draw:style-name="gr5" draw:text-style-name="P3" draw:layer="layout" svg:width="1.711cm" svg:height="1.955cm" svg:x="25.884cm" svg:y="13.885cm">
          <draw:image xlink:href="Pictures/1000020100000180000001804549AE70.png" xlink:type="simple" xlink:show="embed" xlink:actuate="onLoad">
            <text:p/>
          </draw:image>
        </draw:frame>
        <draw:custom-shape draw:name="楕円 31" draw:style-name="gr10" draw:text-style-name="P1" draw:layer="layout" svg:width="0.404cm" svg:height="0.404cm" svg:x="22.667cm" svg:y="1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2" draw:style-name="gr10" draw:text-style-name="P1" draw:layer="layout" svg:width="0.404cm" svg:height="0.404cm" svg:x="25.749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33" draw:style-name="gr10" draw:text-style-name="P1" draw:layer="layout" svg:width="0.404cm" svg:height="0.404cm" svg:x="24.41cm" svg:y="12.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8" draw:style-name="gr10" draw:text-style-name="P1" draw:layer="layout" svg:width="0.404cm" svg:height="0.404cm" svg:x="24.659cm" svg:y="1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49" draw:style-name="gr10" draw:text-style-name="P1" draw:layer="layout" svg:width="0.404cm" svg:height="0.404cm" svg:x="23.756cm" svg:y="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69" draw:style-name="gr10" draw:text-style-name="P1" draw:layer="layout" svg:width="0.404cm" svg:height="0.404cm" svg:x="20.581cm" svg:y="10.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0" draw:style-name="gr10" draw:text-style-name="P1" draw:layer="layout" svg:width="0.404cm" svg:height="0.404cm" svg:x="20.581cm" svg:y="12.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1" draw:style-name="gr10" draw:text-style-name="P1" draw:layer="layout" svg:width="0.404cm" svg:height="0.404cm" svg:x="21.858cm" svg:y="1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72" draw:style-name="gr10" draw:text-style-name="P1" draw:layer="layout" svg:width="0.404cm" svg:height="0.404cm" svg:x="22.574cm" svg:y="1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81" draw:style-name="gr5" draw:text-style-name="P3" draw:layer="layout" svg:width="2.116cm" svg:height="1.986cm" svg:x="27.938cm" svg:y="15.659cm">
          <draw:image xlink:href="Pictures/1000020100000180000001804549AE70.png" xlink:type="simple" xlink:show="embed" xlink:actuate="onLoad">
            <text:p/>
          </draw:image>
        </draw:frame>
        <draw:custom-shape draw:name="楕円 82" draw:style-name="gr10" draw:text-style-name="P1" draw:layer="layout" svg:width="0.404cm" svg:height="0.404cm" svg:x="26.153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3" draw:style-name="gr10" draw:text-style-name="P1" draw:layer="layout" svg:width="0.404cm" svg:height="0.404cm" svg:x="26.869cm" svg:y="14.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84" draw:style-name="gr10" draw:text-style-name="P1" draw:layer="layout" svg:width="0.404cm" svg:height="0.404cm" svg:x="26.153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楕円 101" draw:style-name="gr10" draw:text-style-name="P1" draw:layer="layout" svg:width="0.404cm" svg:height="0.404cm" svg:x="22.978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グラフィックス 102" draw:style-name="gr5" draw:text-style-name="P3" draw:layer="layout" svg:width="1.711cm" svg:height="1.955cm" svg:x="27.938cm" svg:y="11.799cm">
          <draw:image xlink:href="Pictures/1000020100000180000001804549AE70.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f08c56" draw:end-color="#e46b19" draw:start-intensity="100%" draw:end-intensity="100%" draw:angle="0" draw:border="0%"/>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solid" draw:fill-color="#ffffff"/>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ja" fo:country="JP" fo:font-style="normal" fo:text-shadow="none" style:text-underline-style="none" fo:font-weight="normal" style:letter-kerning="true" style:font-family-asian="'ＭＳ Ｐゴシック'" style:font-family-generic-asian="system" style:font-pitch-asian="variable" style:font-size-asian="28pt" style:language-asian="ja" style:country-asian="JP" style:font-style-asian="normal" style:font-weight-asian="normal" style:font-family-complex="Arial"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標準-outline2" style:family="presentation" style:parent-style-name="標準-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標準-outline3" style:family="presentation" style:parent-style-name="標準-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標準-outline4" style:family="presentation" style:parent-style-name="標準-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ja" fo:country="JP" fo:font-style="normal" fo:text-shadow="none" style:text-underline-style="none" fo:font-weight="normal" style:letter-kerning="true" style:font-family-asian="'ＭＳ Ｐゴシック'" style:font-family-generic-asian="system" style:font-pitch-asian="variable" style:font-size-asian="18pt" style:language-asian="ja" style:country-asian="JP" style:font-style-asian="normal" style:font-weight-asian="normal" style:font-family-complex="Arial"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標準-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標準-backgroundobjects">
      <style:graphic-properties draw:stroke="none" draw:fill="none" draw:fill-color="#ffffff" draw:auto-grow-height="false" fo:min-height="1.485cm"/>
    </style:style>
    <style:style style:name="Mpr4"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draw:name="タイトル 1" presentation:style-name="Mpr1" draw:text-style-name="MP4" draw:layer="backgroundobjects" svg:width="25.399cm" svg:height="6.631cm" svg:x="4.233cm" svg:y="3.118cm" presentation:class="title" presentation:user-transformed="true">
        <draw:text-box>
          <text:p text:style-name="MP3"><text:span text:style-name="MT1">タイトルテキストの書式を編集するにはクリックします。マスター タイトルの書式設定</text:span></text:p>
        </draw:text-box>
      </draw:frame>
      <draw:frame draw:name="日付プレースホルダー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20-11-25">11/25/20</text:date></text:span></text:p>
        </draw:text-box>
      </draw:frame>
      <draw:frame draw:name="フッター プレースホルダー 4" presentation:style-name="Mpr2" draw:text-style-name="MP7" draw:layer="backgroundobjects" svg:width="11.429cm" svg:height="1.013cm" svg:x="11.218cm" svg:y="17.657cm" presentation:class="footer" presentation:user-transformed="true">
        <draw:text-box>
          <text:p/>
        </draw:text-box>
      </draw:frame>
      <draw:frame draw:name="スライド番号プレースホルダー 5" presentation:style-name="Mpr2" draw:text-style-name="MP8" draw:layer="backgroundobjects" svg:width="7.619cm" svg:height="1.013cm" svg:x="23.918cm" svg:y="17.657cm" presentation:class="page-number" presentation:user-transformed="true">
        <draw:text-box>
          <text:p text:style-name="MP5"><text:span text:style-name="MT2"><text:page-number>&lt;番号&gt;</text:page-number></text:span></text:p>
        </draw:text-box>
      </draw:frame>
      <draw:frame presentation:style-name="標準-outline1" draw:layer="backgroundobjects" svg:width="30.479cm" svg:height="12.572cm" svg:x="1.693cm" svg:y="4.457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628"/>
    <meta:generator>OpenOffice/4.1.8$Win32 OpenOffice.org_project/418m3$Build-9803</meta:generator>
  </office:meta>
</office:document-meta>
</file>